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1cm"/>
    </style:style>
    <style:style style:name="co2" style:family="table-column">
      <style:table-column-properties fo:break-before="auto" style:column-width="9.433cm"/>
    </style:style>
    <style:style style:name="co3" style:family="table-column">
      <style:table-column-properties fo:break-before="auto" style:column-width="7.474cm"/>
    </style:style>
    <style:style style:name="co4" style:family="table-column">
      <style:table-column-properties fo:break-before="auto" style:column-width="5.082cm"/>
    </style:style>
    <style:style style:name="co5" style:family="table-column">
      <style:table-column-properties fo:break-before="auto" style:column-width="5.05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kde</text:p>
          </table:table-cell>
          <table:table-cell office:value-type="string">
            <text:p>A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bbreviate </text:p>
          </table:table-cell>
          <table:table-cell office:value-type="string">
            <text:p>afkor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bort </text:p>
          </table:table-cell>
          <table:table-cell office:value-type="string">
            <text:p>afbre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borting </text:p>
          </table:table-cell>
          <table:table-cell office:value-type="string">
            <text:p>stopp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bout </text:p>
          </table:table-cell>
          <table:table-cell office:value-type="string">
            <text:p>over ...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bsent </text:p>
          </table:table-cell>
          <table:table-cell office:value-type="string">
            <text:p>afwezig, niet voorkom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ccept </text:p>
          </table:table-cell>
          <table:table-cell office:value-type="string">
            <text:p>accepteren; accept only &lt;x&gt;</text:p>
          </table:table-cell>
          <table:table-cell office:value-type="string">
            <text:p><text:s/>slechts &lt;x&gt; toestaan</text:p>
          </table:table-cell>
          <table:table-cell table:number-columns-repeated="2"/>
        </table:table-row>
        <table:table-row table:style-name="ro1">
          <table:table-cell office:value-type="string">
            <text:p>drupal</text:p>
          </table:table-cell>
          <table:table-cell office:value-type="string">
            <text:p>access </text:p>
          </table:table-cell>
          <table:table-cell office:value-type="string">
            <text:p><text:s/>toega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ccess </text:p>
          </table:table-cell>
          <table:table-cell office:value-type="string">
            <text:p>toegang[zn], benaderen[ww]; access denied</text:p>
          </table:table-cell>
          <table:table-cell office:value-type="string">
            <text:p><text:s/>geen toegang; access time</text:p>
          </table:table-cell>
          <table:table-cell office:value-type="string">
            <text:p><text:s/>toegangstijd</text:p>
          </table:table-cell>
          <table:table-cell/>
        </table:table-row>
        <table:table-row table:style-name="ro1">
          <table:table-cell office:value-type="string">
            <text:p>drupal</text:p>
          </table:table-cell>
          <table:table-cell office:value-type="string">
            <text:p>access control </text:p>
          </table:table-cell>
          <table:table-cell office:value-type="string">
            <text:p><text:s/>toegang tot inhou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ccess denied </text:p>
          </table:table-cell>
          <table:table-cell office:value-type="string">
            <text:p><text:s/>geen toega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ccess key </text:p>
          </table:table-cell>
          <table:table-cell office:value-type="string">
            <text:p>toegangstoets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ccount </text:p>
          </table:table-cell>
          <table:table-cell office:value-type="string">
            <text:p><text:s/>account (m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ccount </text:p>
          </table:table-cell>
          <table:table-cell office:value-type="string">
            <text:p>accoun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ction </text:p>
          </table:table-cell>
          <table:table-cell office:value-type="string">
            <text:p><text:s/>ac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ction </text:p>
          </table:table-cell>
          <table:table-cell office:value-type="string">
            <text:p>actie, bewerk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ctive </text:p>
          </table:table-cell>
          <table:table-cell office:value-type="string">
            <text:p><text:s/>actief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ctual </text:p>
          </table:table-cell>
          <table:table-cell office:value-type="string">
            <text:p>werkelij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daptor </text:p>
          </table:table-cell>
          <table:table-cell office:value-type="string">
            <text:p>adapter, uitbreidingskaar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dd </text:p>
          </table:table-cell>
          <table:table-cell office:value-type="string">
            <text:p>optellen, toevoegen (=add to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ddress </text:p>
          </table:table-cell>
          <table:table-cell office:value-type="string">
            <text:p>adres[zn], aanspreken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djust </text:p>
          </table:table-cell>
          <table:table-cell office:value-type="string">
            <text:p>aanpass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djustable </text:p>
          </table:table-cell>
          <table:table-cell office:value-type="string">
            <text:p>instelbaa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dminister </text:p>
          </table:table-cell>
          <table:table-cell office:value-type="string">
            <text:p><text:s/>beher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dministrative interface </text:p>
          </table:table-cell>
          <table:table-cell office:value-type="string">
            <text:p><text:s/>beheerinterfac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dministrator </text:p>
          </table:table-cell>
          <table:table-cell office:value-type="string">
            <text:p><text:s/>beheerd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ffect </text:p>
          </table:table-cell>
          <table:table-cell office:value-type="string">
            <text:p>beïnvloed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ggregator </text:p>
          </table:table-cell>
          <table:table-cell office:value-type="string">
            <text:p><text:s/>aggregato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lias </text:p>
          </table:table-cell>
          <table:table-cell office:value-type="string">
            <text:p><text:s/>alia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lias </text:p>
          </table:table-cell>
          <table:table-cell office:value-type="string">
            <text:p>alia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lign </text:p>
          </table:table-cell>
          <table:table-cell office:value-type="string">
            <text:p>uitlijn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llocate </text:p>
          </table:table-cell>
          <table:table-cell office:value-type="string">
            <text:p>reserver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llow </text:p>
          </table:table-cell>
          <table:table-cell office:value-type="string">
            <text:p><text:s/>toela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llow </text:p>
          </table:table-cell>
          <table:table-cell office:value-type="string">
            <text:p>toestaan (causaal), mogelijk maken (consecutief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lter </text:p>
          </table:table-cell>
          <table:table-cell office:value-type="string">
            <text:p>verand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lternate </text:p>
          </table:table-cell>
          <table:table-cell office:value-type="string">
            <text:p>(af-) wisse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lternative key </text:p>
          </table:table-cell>
          <table:table-cell office:value-type="string">
            <text:p>alternatieve 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mbiguous </text:p>
          </table:table-cell>
          <table:table-cell office:value-type="string">
            <text:p>dubbelzinni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ncestor </text:p>
          </table:table-cell>
          <table:table-cell office:value-type="string">
            <text:p>vooroud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nchor </text:p>
          </table:table-cell>
          <table:table-cell office:value-type="string">
            <text:p>verwijzing[zn], koppelen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nimated </text:p>
          </table:table-cell>
          <table:table-cell office:value-type="string">
            <text:p>bewegen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nonymous poster </text:p>
          </table:table-cell>
          <table:table-cell office:value-type="string">
            <text:p><text:s/>anonieme inzend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ppend </text:p>
          </table:table-cell>
          <table:table-cell office:value-type="string">
            <text:p>achteraan toevoe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pplication </text:p>
          </table:table-cell>
          <table:table-cell office:value-type="string">
            <text:p>toepass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pply </text:p>
          </table:table-cell>
          <table:table-cell office:value-type="string">
            <text:p>toepass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ppropriate </text:p>
          </table:table-cell>
          <table:table-cell office:value-type="string">
            <text:p>passen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pproval queue </text:p>
          </table:table-cell>
          <table:table-cell office:value-type="string">
            <text:p><text:s/>goedkeuringsrij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pproved </text:p>
          </table:table-cell>
          <table:table-cell office:value-type="string">
            <text:p><text:s/>goedgekeu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rbitrary </text:p>
          </table:table-cell>
          <table:table-cell office:value-type="string">
            <text:p>willekeuri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rchive </text:p>
          </table:table-cell>
          <table:table-cell office:value-type="string">
            <text:p><text:s/>archief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rchive </text:p>
          </table:table-cell>
          <table:table-cell office:value-type="string">
            <text:p>archief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rgument </text:p>
          </table:table-cell>
          <table:table-cell office:value-type="string">
            <text:p>argument v.e. optie/programma, parameter v.e. func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rmor </text:p>
          </table:table-cell>
          <table:table-cell office:value-type="string">
            <text:p>beveilig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rray </text:p>
          </table:table-cell>
          <table:table-cell office:value-type="string">
            <text:p>lijs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scending </text:p>
          </table:table-cell>
          <table:table-cell office:value-type="string">
            <text:p><text:s/>oplop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scending </text:p>
          </table:table-cell>
          <table:table-cell office:value-type="string">
            <text:p>stijgend, oplop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spect ratio </text:p>
          </table:table-cell>
          <table:table-cell office:value-type="string">
            <text:p>beeldverhoud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ssertion </text:p>
          </table:table-cell>
          <table:table-cell office:value-type="string">
            <text:p>assertion failed</text:p>
          </table:table-cell>
          <table:table-cell office:value-type="string">
            <text:p><text:s/>bewering onjuist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assign </text:p>
          </table:table-cell>
          <table:table-cell office:value-type="string">
            <text:p>toekenn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ssignment </text:p>
          </table:table-cell>
          <table:table-cell office:value-type="string">
            <text:p>toekenn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t sign </text:p>
          </table:table-cell>
          <table:table-cell office:value-type="string">
            <text:p>apenstaartje ('@'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t sign (@) </text:p>
          </table:table-cell>
          <table:table-cell office:value-type="string">
            <text:p>apenstaartj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time </text:p>
          </table:table-cell>
          <table:table-cell office:value-type="string">
            <text:p>toegangstij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ttach </text:p>
          </table:table-cell>
          <table:table-cell office:value-type="string">
            <text:p>bijvoeg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ttachment </text:p>
          </table:table-cell>
          <table:table-cell office:value-type="string">
            <text:p><text:s/>bijlag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ttachment </text:p>
          </table:table-cell>
          <table:table-cell office:value-type="string">
            <text:p>bijvoegs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ttempt </text:p>
          </table:table-cell>
          <table:table-cell office:value-type="string">
            <text:p>proberen[ww], poging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ttribute </text:p>
          </table:table-cell>
          <table:table-cell office:value-type="string">
            <text:p>toewijzen aan[ww], attribuut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uthenticate </text:p>
          </table:table-cell>
          <table:table-cell office:value-type="string">
            <text:p>authenticer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uthenticated </text:p>
          </table:table-cell>
          <table:table-cell office:value-type="string">
            <text:p><text:s/>geverifieerd (geautoriseerd, geregistreerd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uthentication </text:p>
          </table:table-cell>
          <table:table-cell office:value-type="string">
            <text:p>authenticati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uthor </text:p>
          </table:table-cell>
          <table:table-cell office:value-type="string">
            <text:p><text:s/>auteu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uthorisation </text:p>
          </table:table-cell>
          <table:table-cell office:value-type="string">
            <text:p>autorisatie (zonder 'h'!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uthoritative </text:p>
          </table:table-cell>
          <table:table-cell office:value-type="string">
            <text:p>gezaghebb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uthorization </text:p>
          </table:table-cell>
          <table:table-cell office:value-type="string">
            <text:p>autorisatie (zonder 'h'!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uthorize </text:p>
          </table:table-cell>
          <table:table-cell office:value-type="string">
            <text:p>autoriser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authorized </text:p>
          </table:table-cell>
          <table:table-cell office:value-type="string">
            <text:p><text:s/>geautoriseerd, gemachtig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uthorized </text:p>
          </table:table-cell>
          <table:table-cell office:value-type="string">
            <text:p>gemachtigd; "not authorized" = "niet gemachtigd"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uto crypto </text:p>
          </table:table-cell>
          <table:table-cell office:value-type="string">
            <text:p>automatische versleute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uto-detect </text:p>
          </table:table-cell>
          <table:table-cell office:value-type="string">
            <text:p>automatisch detect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utocompletion </text:p>
          </table:table-cell>
          <table:table-cell office:value-type="string">
            <text:p>automatische aanvul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vailability </text:p>
          </table:table-cell>
          <table:table-cell office:value-type="string">
            <text:p>beschikbaarhei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available </text:p>
          </table:table-cell>
          <table:table-cell office:value-type="string">
            <text:p>beschikbaa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ackend </text:p>
          </table:table-cell>
          <table:table-cell office:value-type="string">
            <text:p>back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ackquote </text:p>
          </table:table-cell>
          <table:table-cell office:value-type="string">
            <text:p>aanhalingsteken openen ('`'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ackslash </text:p>
          </table:table-cell>
          <table:table-cell office:value-type="string">
            <text:p>backslash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ackspace </text:p>
          </table:table-cell>
          <table:table-cell office:value-type="string">
            <text:p>backspac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ackup </text:p>
          </table:table-cell>
          <table:table-cell office:value-type="string">
            <text:p>reservekopieën bewaren[ww], reservekopie, back-up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ackup diskette </text:p>
          </table:table-cell>
          <table:table-cell office:value-type="string">
            <text:p>reservedisket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ad </text:p>
          </table:table-cell>
          <table:table-cell office:value-type="string">
            <text:p>verkeerd, onbekend, onjuis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anner </text:p>
          </table:table-cell>
          <table:table-cell office:value-type="string">
            <text:p>advertentie, bann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ar </text:p>
          </table:table-cell>
          <table:table-cell office:value-type="string">
            <text:p>balk; bar (zie foo); verticale streep ('|'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ase </text:p>
          </table:table-cell>
          <table:table-cell office:value-type="string">
            <text:p>grondtal; basis</text:p>
          </table:table-cell>
          <table:table-cell table:number-columns-repeated="3"/>
        </table:table-row>
        <table:table-row table:style-name="ro1">
          <table:table-cell office:value-type="string">
            <text:p>ez</text:p>
          </table:table-cell>
          <table:table-cell office:value-type="string">
            <text:p>basket</text:p>
          </table:table-cell>
          <table:table-cell office:value-type="string">
            <text:p>boodschappenmandj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atch </text:p>
          </table:table-cell>
          <table:table-cell office:value-type="string">
            <text:p>automatisch, op de achtergrond, batch(bestand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ehavior </text:p>
          </table:table-cell>
          <table:table-cell office:value-type="string">
            <text:p>gedra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inary </text:p>
          </table:table-cell>
          <table:table-cell office:value-type="string">
            <text:p>binai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it </text:p>
          </table:table-cell>
          <table:table-cell office:value-type="string">
            <text:p>bit; beetj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lank </text:p>
          </table:table-cell>
          <table:table-cell office:value-type="string">
            <text:p>spatie[zn], leeg[bn]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block </text:p>
          </table:table-cell>
          <table:table-cell office:value-type="string">
            <text:p><text:s/>blo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lock special file </text:p>
          </table:table-cell>
          <table:table-cell office:value-type="string">
            <text:p>blokapparaatbestan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blocked </text:p>
          </table:table-cell>
          <table:table-cell office:value-type="string">
            <text:p><text:s/>geblokkee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lockquote </text:p>
          </table:table-cell>
          <table:table-cell office:value-type="string">
            <text:p>blok aanhal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blog </text:p>
          </table:table-cell>
          <table:table-cell office:value-type="string">
            <text:p><text:s/>blo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blog entry </text:p>
          </table:table-cell>
          <table:table-cell office:value-type="string">
            <text:p><text:s/>blog-item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body </text:p>
          </table:table-cell>
          <table:table-cell office:value-type="string">
            <text:p><text:s/>berichtteks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book </text:p>
          </table:table-cell>
          <table:table-cell office:value-type="string">
            <text:p><text:s/>boek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book navigation </text:p>
          </table:table-cell>
          <table:table-cell office:value-type="string">
            <text:p><text:s/>boeknavigati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book outline </text:p>
          </table:table-cell>
          <table:table-cell office:value-type="string">
            <text:p><text:s/>boekstructuu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book page </text:p>
          </table:table-cell>
          <table:table-cell office:value-type="string">
            <text:p><text:s/>boekpagina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bookmark </text:p>
          </table:table-cell>
          <table:table-cell office:value-type="string">
            <text:p><text:s/>bladwijz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oot </text:p>
          </table:table-cell>
          <table:table-cell office:value-type="string">
            <text:p>opstar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ootloader </text:p>
          </table:table-cell>
          <table:table-cell office:value-type="string">
            <text:p>bootloader, opstartprogramm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order </text:p>
          </table:table-cell>
          <table:table-cell office:value-type="string">
            <text:p>omrand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race </text:p>
          </table:table-cell>
          <table:table-cell office:value-type="string">
            <text:p>accolade ('{' of '}'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racket </text:p>
          </table:table-cell>
          <table:table-cell office:value-type="string">
            <text:p>vierkante haak ('[' of ']'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break </text:p>
          </table:table-cell>
          <table:table-cell office:value-type="string">
            <text:p><text:s/>afbreken, opsplits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reak </text:p>
          </table:table-cell>
          <table:table-cell office:value-type="string">
            <text:p>scheiden, afbreken[ww]; scheiding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reakpoint </text:p>
          </table:table-cell>
          <table:table-cell office:value-type="string">
            <text:p>breekpun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rightness </text:p>
          </table:table-cell>
          <table:table-cell office:value-type="string">
            <text:p>helderhei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roadcast </text:p>
          </table:table-cell>
          <table:table-cell office:value-type="string">
            <text:p>uitzenden; broadcast address</text:p>
          </table:table-cell>
          <table:table-cell office:value-type="string">
            <text:p><text:s/>verzendadres</text:p>
          </table:table-cell>
          <table:table-cell table:number-columns-repeated="2"/>
        </table:table-row>
        <table:table-row table:style-name="ro1">
          <table:table-cell office:value-type="string">
            <text:p>drupal</text:p>
          </table:table-cell>
          <table:table-cell office:value-type="string">
            <text:p>browse </text:p>
          </table:table-cell>
          <table:table-cell office:value-type="string">
            <text:p><text:s/>blad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rowse </text:p>
          </table:table-cell>
          <table:table-cell office:value-type="string">
            <text:p>blader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browser </text:p>
          </table:table-cell>
          <table:table-cell office:value-type="string">
            <text:p><text:s/>brows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uffer </text:p>
          </table:table-cell>
          <table:table-cell office:value-type="string">
            <text:p>bufferen[ww], een stuk geheugen, buffer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ug </text:p>
          </table:table-cell>
          <table:table-cell office:value-type="string">
            <text:p>bug, (programmeer)fou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uild </text:p>
          </table:table-cell>
          <table:table-cell office:value-type="string">
            <text:p>compileren, bouw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uilt-in </text:p>
          </table:table-cell>
          <table:table-cell office:value-type="string">
            <text:p>ingebouw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utton </text:p>
          </table:table-cell>
          <table:table-cell office:value-type="string">
            <text:p>kno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byte </text:p>
          </table:table-cell>
          <table:table-cell office:value-type="string">
            <text:p>by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ache </text:p>
          </table:table-cell>
          <table:table-cell office:value-type="string">
            <text:p><text:s/>cach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ache </text:p>
          </table:table-cell>
          <table:table-cell office:value-type="string">
            <text:p>cache (of zie buffer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alendar </text:p>
          </table:table-cell>
          <table:table-cell office:value-type="string">
            <text:p><text:s/>kalend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ancel </text:p>
          </table:table-cell>
          <table:table-cell office:value-type="string">
            <text:p><text:s/>annul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ancel </text:p>
          </table:table-cell>
          <table:table-cell office:value-type="string">
            <text:p>annuleren/afbre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anonical </text:p>
          </table:table-cell>
          <table:table-cell office:value-type="string">
            <text:p>gebruikelij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apitals lock </text:p>
          </table:table-cell>
          <table:table-cell office:value-type="string">
            <text:p>caps lock, hoofdletter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aption </text:p>
          </table:table-cell>
          <table:table-cell office:value-type="string">
            <text:p>bijschrif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apture </text:p>
          </table:table-cell>
          <table:table-cell office:value-type="string">
            <text:p>vastleg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aret </text:p>
          </table:table-cell>
          <table:table-cell office:value-type="string">
            <text:p>dakje ('^'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arriage return </text:p>
          </table:table-cell>
          <table:table-cell office:value-type="string">
            <text:p>return, ent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art </text:p>
          </table:table-cell>
          <table:table-cell office:value-type="string">
            <text:p><text:s/>winkelwa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artridge </text:p>
          </table:table-cell>
          <table:table-cell office:value-type="string">
            <text:p>cartridge, inktpatroo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ase </text:p>
          </table:table-cell>
          <table:table-cell office:value-type="string">
            <text:p>geval; upper/lower case</text:p>
          </table:table-cell>
          <table:table-cell office:value-type="string">
            <text:p><text:s/>hoofd-/kleine letter; `ignore case'</text:p>
          </table:table-cell>
          <table:table-cell office:value-type="string">
            <text:p><text:s/>hoofd-/kleine letters negeren</text:p>
          </table:table-cell>
          <table:table-cell/>
        </table:table-row>
        <table:table-row table:style-name="ro1">
          <table:table-cell office:value-type="string">
            <text:p>drupal</text:p>
          </table:table-cell>
          <table:table-cell office:value-type="string">
            <text:p>case sensitive </text:p>
          </table:table-cell>
          <table:table-cell office:value-type="string">
            <text:p><text:s/>hoofdlettergevoeli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ase sensitive </text:p>
          </table:table-cell>
          <table:table-cell office:value-type="string">
            <text:p>hoofdlettergevoeli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atch </text:p>
          </table:table-cell>
          <table:table-cell office:value-type="string">
            <text:p>afvang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ategories </text:p>
          </table:table-cell>
          <table:table-cell office:value-type="string">
            <text:p><text:s/>categorieë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d-rom / cd-rewriter </text:p>
          </table:table-cell>
          <table:table-cell office:value-type="string">
            <text:p>cdrom-drive / cd-brander, cd-rewrit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ell </text:p>
          </table:table-cell>
          <table:table-cell office:value-type="string">
            <text:p>cel, vakj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ertificate </text:p>
          </table:table-cell>
          <table:table-cell office:value-type="string">
            <text:p>certificaa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ertificates </text:p>
          </table:table-cell>
          <table:table-cell office:value-type="string">
            <text:p>certifica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hain </text:p>
          </table:table-cell>
          <table:table-cell office:value-type="string">
            <text:p>ketting, opeenvolging; samenvoegen[ww]</text:p>
          </table:table-cell>
          <table:table-cell table:number-columns-repeated="3"/>
        </table:table-row>
        <table:table-row table:style-name="ro1">
          <table:table-cell office:value-type="string">
            <text:p>ez</text:p>
          </table:table-cell>
          <table:table-cell office:value-type="string">
            <text:p>change</text:p>
          </table:table-cell>
          <table:table-cell office:value-type="string">
            <text:p>wijzigen</text:p>
          </table:table-cell>
          <table:table-cell table:number-columns-repeated="3"/>
        </table:table-row>
        <table:table-row table:style-name="ro1">
          <table:table-cell office:value-type="string">
            <text:p>ez</text:p>
          </table:table-cell>
          <table:table-cell office:value-type="string">
            <text:p>changes</text:p>
          </table:table-cell>
          <table:table-cell office:value-type="string">
            <text:p>wijzigin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har special file </text:p>
          </table:table-cell>
          <table:table-cell office:value-type="string">
            <text:p>byteapparaatbesta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haracter </text:p>
          </table:table-cell>
          <table:table-cell office:value-type="string">
            <text:p>(letter)tek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haracter encoding </text:p>
          </table:table-cell>
          <table:table-cell office:value-type="string">
            <text:p><text:s/>tekense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haracter encoding </text:p>
          </table:table-cell>
          <table:table-cell office:value-type="string">
            <text:p>tekensetcoder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haracter set </text:p>
          </table:table-cell>
          <table:table-cell office:value-type="string">
            <text:p>tekense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haracters </text:p>
          </table:table-cell>
          <table:table-cell office:value-type="string">
            <text:p><text:s/>teken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hat </text:p>
          </table:table-cell>
          <table:table-cell office:value-type="string">
            <text:p>chatt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heckbox </text:p>
          </table:table-cell>
          <table:table-cell office:value-type="string">
            <text:p><text:s/>keuzevakj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heckbox </text:p>
          </table:table-cell>
          <table:table-cell office:value-type="string">
            <text:p>keuzevakj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hecksum </text:p>
          </table:table-cell>
          <table:table-cell office:value-type="string">
            <text:p>controleso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hild </text:p>
          </table:table-cell>
          <table:table-cell office:value-type="string">
            <text:p>dochter, onderligg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ircular </text:p>
          </table:table-cell>
          <table:table-cell office:value-type="string">
            <text:p>circulai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lass </text:p>
          </table:table-cell>
          <table:table-cell office:value-type="string">
            <text:p>klass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lear </text:p>
          </table:table-cell>
          <table:table-cell office:value-type="string">
            <text:p>leegmaken, wiss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lient </text:p>
          </table:table-cell>
          <table:table-cell office:value-type="string">
            <text:p>cliën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lipboard </text:p>
          </table:table-cell>
          <table:table-cell office:value-type="string">
            <text:p>klembo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lobber </text:p>
          </table:table-cell>
          <table:table-cell office:value-type="string">
            <text:p>overschrijv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lock frequency </text:p>
          </table:table-cell>
          <table:table-cell office:value-type="string">
            <text:p>klokfrequentie, kloksnelhei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llaborative </text:p>
          </table:table-cell>
          <table:table-cell office:value-type="string">
            <text:p><text:s/>gezamenlijk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llapsed </text:p>
          </table:table-cell>
          <table:table-cell office:value-type="string">
            <text:p><text:s/>ingeklap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llate </text:p>
          </table:table-cell>
          <table:table-cell office:value-type="string">
            <text:p>sort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lon </text:p>
          </table:table-cell>
          <table:table-cell office:value-type="string">
            <text:p>dubbele punt ('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color </text:p>
          </table:table-cell>
          <table:table-cell office:value-type="string">
            <text:p>kleu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lorization </text:p>
          </table:table-cell>
          <table:table-cell office:value-type="string">
            <text:p>gebruik van kleu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lumn </text:p>
          </table:table-cell>
          <table:table-cell office:value-type="string">
            <text:p>kolo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ma </text:p>
          </table:table-cell>
          <table:table-cell office:value-type="string">
            <text:p>komm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mand </text:p>
          </table:table-cell>
          <table:table-cell office:value-type="string">
            <text:p>commando, evt. opdrach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mand line </text:p>
          </table:table-cell>
          <table:table-cell office:value-type="string">
            <text:p>commandoregel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mment </text:p>
          </table:table-cell>
          <table:table-cell office:value-type="string">
            <text:p><text:s/>reageren (ww), reactie (zn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ment </text:p>
          </table:table-cell>
          <table:table-cell office:value-type="string">
            <text:p>commentaa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mment board </text:p>
          </table:table-cell>
          <table:table-cell office:value-type="string">
            <text:p><text:s/>reactieforum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mmunity </text:p>
          </table:table-cell>
          <table:table-cell office:value-type="string">
            <text:p><text:s/>gebruikersgroe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patible </text:p>
          </table:table-cell>
          <table:table-cell office:value-type="string">
            <text:p>compatibel, pass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pile </text:p>
          </table:table-cell>
          <table:table-cell office:value-type="string">
            <text:p>vertalen, samenstellen (meerdere elementen naar een geheel), compileren (van broncode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piler </text:p>
          </table:table-cell>
          <table:table-cell office:value-type="string">
            <text:p>compil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plete </text:p>
          </table:table-cell>
          <table:table-cell office:value-type="string">
            <text:p>aanvullen/voltooien (evt. invullen (van formulier))[ww], volledig[b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pleted </text:p>
          </table:table-cell>
          <table:table-cell office:value-type="string">
            <text:p>voltooi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pletion </text:p>
          </table:table-cell>
          <table:table-cell office:value-type="string">
            <text:p>voltooiï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pliant </text:p>
          </table:table-cell>
          <table:table-cell office:value-type="string">
            <text:p>voldoend aa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pose </text:p>
          </table:table-cell>
          <table:table-cell office:value-type="string">
            <text:p>opstel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press </text:p>
          </table:table-cell>
          <table:table-cell office:value-type="string">
            <text:p>inpakken, comprim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pression </text:p>
          </table:table-cell>
          <table:table-cell office:value-type="string">
            <text:p>compress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mputer </text:p>
          </table:table-cell>
          <table:table-cell office:value-type="string">
            <text:p>comput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catenate </text:p>
          </table:table-cell>
          <table:table-cell office:value-type="string">
            <text:p>samenvoe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dition </text:p>
          </table:table-cell>
          <table:table-cell office:value-type="string">
            <text:p>voorwaard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nfiguration </text:p>
          </table:table-cell>
          <table:table-cell office:value-type="string">
            <text:p><text:s/>instellin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figuration </text:p>
          </table:table-cell>
          <table:table-cell office:value-type="string">
            <text:p>instelling(en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nfigure </text:p>
          </table:table-cell>
          <table:table-cell office:value-type="string">
            <text:p><text:s/>instel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figure </text:p>
          </table:table-cell>
          <table:table-cell office:value-type="string">
            <text:p>configureren/instell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nfirm </text:p>
          </table:table-cell>
          <table:table-cell office:value-type="string">
            <text:p><text:s/>bevesti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flict </text:p>
          </table:table-cell>
          <table:table-cell office:value-type="string">
            <text:p>tegenstrijdig zijn met[ww], conflict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nect </text:p>
          </table:table-cell>
          <table:table-cell office:value-type="string">
            <text:p>verbind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nnection </text:p>
          </table:table-cell>
          <table:table-cell office:value-type="string">
            <text:p><text:s/>verbind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nection </text:p>
          </table:table-cell>
          <table:table-cell office:value-type="string">
            <text:p>verbind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secutive </text:p>
          </table:table-cell>
          <table:table-cell office:value-type="string">
            <text:p>opeenvolg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sist of </text:p>
          </table:table-cell>
          <table:table-cell office:value-type="string">
            <text:p>bestaan ui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sole </text:p>
          </table:table-cell>
          <table:table-cell office:value-type="string">
            <text:p>commandoregel, terminal, bedieningspane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struct </text:p>
          </table:table-cell>
          <table:table-cell office:value-type="string">
            <text:p>opbouw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structor </text:p>
          </table:table-cell>
          <table:table-cell office:value-type="string">
            <text:p>(programmeertechnisch) constructo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ntact </text:p>
          </table:table-cell>
          <table:table-cell office:value-type="string">
            <text:p><text:s/>contac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ntact form </text:p>
          </table:table-cell>
          <table:table-cell office:value-type="string">
            <text:p><text:s/>contactformuli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ntent </text:p>
          </table:table-cell>
          <table:table-cell office:value-type="string">
            <text:p><text:s/>inhou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tent </text:p>
          </table:table-cell>
          <table:table-cell office:value-type="string">
            <text:p>inhoud, documenten</text:p>
          </table:table-cell>
          <table:table-cell table:number-columns-repeated="3"/>
        </table:table-row>
        <table:table-row table:style-name="ro1">
          <table:table-cell office:value-type="string">
            <text:p>ez</text:p>
          </table:table-cell>
          <table:table-cell office:value-type="string">
            <text:p>content class</text:p>
          </table:table-cell>
          <table:table-cell office:value-type="string">
            <text:p>inhoudstype</text:p>
          </table:table-cell>
          <table:table-cell table:number-columns-repeated="3"/>
        </table:table-row>
        <table:table-row table:style-name="ro1">
          <table:table-cell office:value-type="string">
            <text:p>ez</text:p>
          </table:table-cell>
          <table:table-cell office:value-type="string">
            <text:p>contentobject</text:p>
          </table:table-cell>
          <table:table-cell office:value-type="string">
            <text:p>contentobjec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ntent types </text:p>
          </table:table-cell>
          <table:table-cell office:value-type="string">
            <text:p><text:s/>inhoudstyp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tents </text:p>
          </table:table-cell>
          <table:table-cell office:value-type="string">
            <text:p>inhoud, inhoudsopgav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text </text:p>
          </table:table-cell>
          <table:table-cell office:value-type="string">
            <text:p>contex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ntinue </text:p>
          </table:table-cell>
          <table:table-cell office:value-type="string">
            <text:p><text:s/>doorgaa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tinue </text:p>
          </table:table-cell>
          <table:table-cell office:value-type="string">
            <text:p>doorgaa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ontributed module </text:p>
          </table:table-cell>
          <table:table-cell office:value-type="string">
            <text:p><text:s/>uitbreidingsmodul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tributors </text:p>
          </table:table-cell>
          <table:table-cell office:value-type="string">
            <text:p>medewerker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trol </text:p>
          </table:table-cell>
          <table:table-cell office:value-type="string">
            <text:p>controle, bestur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trol character </text:p>
          </table:table-cell>
          <table:table-cell office:value-type="string">
            <text:p>besturingste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trol key </text:p>
          </table:table-cell>
          <table:table-cell office:value-type="string">
            <text:p>control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nvert </text:p>
          </table:table-cell>
          <table:table-cell office:value-type="string">
            <text:p>convert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py </text:p>
          </table:table-cell>
          <table:table-cell office:value-type="string">
            <text:p>kopiëren[ww], kopie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pyright </text:p>
          </table:table-cell>
          <table:table-cell office:value-type="string">
            <text:p>auteursrecht(zn); copyright (c) xxx</text:p>
          </table:table-cell>
          <table:table-cell office:value-type="string">
            <text:p><text:s/>copyright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core </text:p>
          </table:table-cell>
          <table:table-cell office:value-type="string">
            <text:p>core dump</text:p>
          </table:table-cell>
          <table:table-cell office:value-type="string">
            <text:p><text:s/>geheugendump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correspond </text:p>
          </table:table-cell>
          <table:table-cell office:value-type="string">
            <text:p>overeenkom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rresponding </text:p>
          </table:table-cell>
          <table:table-cell office:value-type="string">
            <text:p>overeenkomende, bijbehorend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rrupt </text:p>
          </table:table-cell>
          <table:table-cell office:value-type="string">
            <text:p>bederven[ww], met fouten[b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rrupted </text:p>
          </table:table-cell>
          <table:table-cell office:value-type="string">
            <text:p>beschadig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ount </text:p>
          </table:table-cell>
          <table:table-cell office:value-type="string">
            <text:p>tellen[ww], aantal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pu, central </text:p>
          </table:table-cell>
          <table:table-cell office:value-type="string">
            <text:p>processo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reate </text:p>
          </table:table-cell>
          <table:table-cell office:value-type="string">
            <text:p><text:s/>aanma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reate </text:p>
          </table:table-cell>
          <table:table-cell office:value-type="string">
            <text:p>aanmaken</text:p>
          </table:table-cell>
          <table:table-cell table:number-columns-repeated="3"/>
        </table:table-row>
        <table:table-row table:style-name="ro2">
          <table:table-cell office:value-type="string">
            <text:p>ez</text:p>
          </table:table-cell>
          <table:table-cell office:value-type="string">
            <text:p>creator</text:p>
          </table:table-cell>
          <table:table-cell office:value-type="string">
            <text:p>auteu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redential </text:p>
          </table:table-cell>
          <table:table-cell office:value-type="string">
            <text:p>indentifica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redit </text:p>
          </table:table-cell>
          <table:table-cell office:value-type="string">
            <text:p>kredie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ritical </text:p>
          </table:table-cell>
          <table:table-cell office:value-type="string">
            <text:p>kritiek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ron </text:p>
          </table:table-cell>
          <table:table-cell office:value-type="string">
            <text:p><text:s/>cro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rontab </text:p>
          </table:table-cell>
          <table:table-cell office:value-type="string">
            <text:p><text:s/>crontab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time </text:p>
          </table:table-cell>
          <table:table-cell office:value-type="string">
            <text:p>aanmaaktij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urrent </text:p>
          </table:table-cell>
          <table:table-cell office:value-type="string">
            <text:p>huidi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ursor </text:p>
          </table:table-cell>
          <table:table-cell office:value-type="string">
            <text:p>curso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ursor keys </text:p>
          </table:table-cell>
          <table:table-cell office:value-type="string">
            <text:p>pijltoets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ustom </text:p>
          </table:table-cell>
          <table:table-cell office:value-type="string">
            <text:p><text:s/>aangepas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ustom </text:p>
          </table:table-cell>
          <table:table-cell office:value-type="string">
            <text:p>aangepas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customize (ww) </text:p>
          </table:table-cell>
          <table:table-cell office:value-type="string">
            <text:p><text:s/>aanpass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ut </text:p>
          </table:table-cell>
          <table:table-cell office:value-type="string">
            <text:p>knippen, afkappen (zie truncate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yclic </text:p>
          </table:table-cell>
          <table:table-cell office:value-type="string">
            <text:p>cyclisch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cyrillic </text:p>
          </table:table-cell>
          <table:table-cell office:value-type="string">
            <text:p>cyrillisch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ash </text:p>
          </table:table-cell>
          <table:table-cell office:value-type="string">
            <text:p><text:s/>koppelte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ash </text:p>
          </table:table-cell>
          <table:table-cell office:value-type="string">
            <text:p>liggend streepje ('-'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ata </text:p>
          </table:table-cell>
          <table:table-cell office:value-type="string">
            <text:p>gegevens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atabase </text:p>
          </table:table-cell>
          <table:table-cell office:value-type="string">
            <text:p><text:s/>databas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atabase </text:p>
          </table:table-cell>
          <table:table-cell office:value-type="string">
            <text:p>database</text:p>
          </table:table-cell>
          <table:table-cell table:number-columns-repeated="3"/>
        </table:table-row>
        <table:table-row table:style-name="ro1">
          <table:table-cell office:value-type="string">
            <text:p>ez</text:p>
          </table:table-cell>
          <table:table-cell table:number-columns-repeated="2" office:value-type="string">
            <text:p>datatyp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adlock </text:p>
          </table:table-cell>
          <table:table-cell office:value-type="string">
            <text:p>patstel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bug </text:p>
          </table:table-cell>
          <table:table-cell office:value-type="string">
            <text:p>debug information</text:p>
          </table:table-cell>
          <table:table-cell office:value-type="string">
            <text:p><text:s/>afluistermeldingen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debugger </text:p>
          </table:table-cell>
          <table:table-cell office:value-type="string">
            <text:p>debugg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c </text:p>
          </table:table-cell>
          <table:table-cell office:value-type="string">
            <text:p>dec (=december), decimaa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cimal </text:p>
          </table:table-cell>
          <table:table-cell office:value-type="string">
            <text:p>decimaa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claration </text:p>
          </table:table-cell>
          <table:table-cell office:value-type="string">
            <text:p>declara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clare </text:p>
          </table:table-cell>
          <table:table-cell office:value-type="string">
            <text:p>declar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cline </text:p>
          </table:table-cell>
          <table:table-cell office:value-type="string">
            <text:p>afnemen; bedanken (voor een uitnodiging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code </text:p>
          </table:table-cell>
          <table:table-cell office:value-type="string">
            <text:p>decod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crease </text:p>
          </table:table-cell>
          <table:table-cell office:value-type="string">
            <text:p>afnem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crement </text:p>
          </table:table-cell>
          <table:table-cell office:value-type="string">
            <text:p>verminderen[ww], vermindering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crypt </text:p>
          </table:table-cell>
          <table:table-cell office:value-type="string">
            <text:p>ontsleute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cryption </text:p>
          </table:table-cell>
          <table:table-cell office:value-type="string">
            <text:p>ontsleutel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efault </text:p>
          </table:table-cell>
          <table:table-cell office:value-type="string">
            <text:p><text:s/>standaard</text:p>
          </table:table-cell>
          <table:table-cell table:number-columns-repeated="3"/>
        </table:table-row>
        <table:table-row table:style-name="ro1">
          <table:table-cell office:value-type="string">
            <text:p>ez</text:p>
          </table:table-cell>
          <table:table-cell office:value-type="string">
            <text:p>default </text:p>
          </table:table-cell>
          <table:table-cell office:value-type="string">
            <text:p>standaa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fault </text:p>
          </table:table-cell>
          <table:table-cell office:value-type="string">
            <text:p>standaar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efault values </text:p>
          </table:table-cell>
          <table:table-cell office:value-type="string">
            <text:p><text:s/>beginwaar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fer </text:p>
          </table:table-cell>
          <table:table-cell office:value-type="string">
            <text:p>uitstel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fine </text:p>
          </table:table-cell>
          <table:table-cell office:value-type="string">
            <text:p>definiër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efined </text:p>
          </table:table-cell>
          <table:table-cell office:value-type="string">
            <text:p><text:s/>gedefiniee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finition </text:p>
          </table:table-cell>
          <table:table-cell office:value-type="string">
            <text:p>defini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funct </text:p>
          </table:table-cell>
          <table:table-cell office:value-type="string">
            <text:p>gestop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lay </text:p>
          </table:table-cell>
          <table:table-cell office:value-type="string">
            <text:p>vertrag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elete </text:p>
          </table:table-cell>
          <table:table-cell office:value-type="string">
            <text:p><text:s/>verwijd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lete </text:p>
          </table:table-cell>
          <table:table-cell office:value-type="string">
            <text:p>wiss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lete key </text:p>
          </table:table-cell>
          <table:table-cell office:value-type="string">
            <text:p>wistoets, delete-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limiter </text:p>
          </table:table-cell>
          <table:table-cell office:value-type="string">
            <text:p>scheidingste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ny </text:p>
          </table:table-cell>
          <table:table-cell office:value-type="string">
            <text:p>ontkennen, ontzeggen; access denied</text:p>
          </table:table-cell>
          <table:table-cell office:value-type="string">
            <text:p><text:s/>geen toegang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department </text:p>
          </table:table-cell>
          <table:table-cell office:value-type="string">
            <text:p>afdeling, departemen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pendency </text:p>
          </table:table-cell>
          <table:table-cell office:value-type="string">
            <text:p>afhankelijkhei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eploy </text:p>
          </table:table-cell>
          <table:table-cell office:value-type="string">
            <text:p><text:s/>toepass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precate </text:p>
          </table:table-cell>
          <table:table-cell office:value-type="string">
            <text:p>afkeu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scend </text:p>
          </table:table-cell>
          <table:table-cell office:value-type="string">
            <text:p>afdal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escending </text:p>
          </table:table-cell>
          <table:table-cell office:value-type="string">
            <text:p><text:s/>aflop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scending </text:p>
          </table:table-cell>
          <table:table-cell office:value-type="string">
            <text:p>aflopen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escription </text:p>
          </table:table-cell>
          <table:table-cell office:value-type="string">
            <text:p>beschrijv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scription </text:p>
          </table:table-cell>
          <table:table-cell office:value-type="string">
            <text:p>omschrijv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scriptor </text:p>
          </table:table-cell>
          <table:table-cell office:value-type="string">
            <text:p>indicato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sktop </text:p>
          </table:table-cell>
          <table:table-cell office:value-type="string">
            <text:p>bureaubla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stination </text:p>
          </table:table-cell>
          <table:table-cell office:value-type="string">
            <text:p>bestemm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tached </text:p>
          </table:table-cell>
          <table:table-cell office:value-type="string">
            <text:p>losgemaak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tect </text:p>
          </table:table-cell>
          <table:table-cell office:value-type="string">
            <text:p>detecteren, ontdek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velopment </text:p>
          </table:table-cell>
          <table:table-cell office:value-type="string">
            <text:p>ontwikke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evice </text:p>
          </table:table-cell>
          <table:table-cell office:value-type="string">
            <text:p>apparaa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ffer </text:p>
          </table:table-cell>
          <table:table-cell office:value-type="string">
            <text:p>verschil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gest </text:p>
          </table:table-cell>
          <table:table-cell office:value-type="string">
            <text:p>verzame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git </text:p>
          </table:table-cell>
          <table:table-cell office:value-type="string">
            <text:p>cijf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p sw (dual in-line package) </text:p>
          </table:table-cell>
          <table:table-cell office:value-type="string">
            <text:p>dipswitch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rective </text:p>
          </table:table-cell>
          <table:table-cell office:value-type="string">
            <text:p>stuurcommando, opdrach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irectory </text:p>
          </table:table-cell>
          <table:table-cell office:value-type="string">
            <text:p><text:s/>ma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rectory </text:p>
          </table:table-cell>
          <table:table-cell office:value-type="string">
            <text:p>ma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sable </text:p>
          </table:table-cell>
          <table:table-cell office:value-type="string">
            <text:p>uitzetten, niet gebruik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isabled </text:p>
          </table:table-cell>
          <table:table-cell office:value-type="string">
            <text:p><text:s/>uitgeschakel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sassemble </text:p>
          </table:table-cell>
          <table:table-cell office:value-type="string">
            <text:p>disassembleren, ontled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iscard </text:p>
          </table:table-cell>
          <table:table-cell office:value-type="string">
            <text:p><text:s/>verwer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scard </text:p>
          </table:table-cell>
          <table:table-cell office:value-type="string">
            <text:p>verwerp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sk </text:p>
          </table:table-cell>
          <table:table-cell office:value-type="string">
            <text:p>(=disc)</text:p>
          </table:table-cell>
          <table:table-cell office:value-type="string">
            <text:p><text:s/>schijf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disk drive </text:p>
          </table:table-cell>
          <table:table-cell office:value-type="string">
            <text:p>schijfstatio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sk label </text:p>
          </table:table-cell>
          <table:table-cell office:value-type="string">
            <text:p>schijfnaa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sk operating system </text:p>
          </table:table-cell>
          <table:table-cell office:value-type="string">
            <text:p>besturingssystee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skette </text:p>
          </table:table-cell>
          <table:table-cell office:value-type="string">
            <text:p>disket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splace </text:p>
          </table:table-cell>
          <table:table-cell office:value-type="string">
            <text:p>verschuiven, verplaats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isplay </text:p>
          </table:table-cell>
          <table:table-cell office:value-type="string">
            <text:p><text:s/>weergev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splay </text:p>
          </table:table-cell>
          <table:table-cell office:value-type="string">
            <text:p>laten zien[ww], scherm[zn]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isplay mode </text:p>
          </table:table-cell>
          <table:table-cell office:value-type="string">
            <text:p><text:s/>weergavemodus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isplay order </text:p>
          </table:table-cell>
          <table:table-cell office:value-type="string">
            <text:p><text:s/>weergave-volgord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stinguish </text:p>
          </table:table-cell>
          <table:table-cell office:value-type="string">
            <text:p>onderschei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stinguished </text:p>
          </table:table-cell>
          <table:table-cell office:value-type="string">
            <text:p>onderschei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vert </text:p>
          </table:table-cell>
          <table:table-cell office:value-type="string">
            <text:p>uit elkaar lopen, omlei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ivide </text:p>
          </table:table-cell>
          <table:table-cell office:value-type="string">
            <text:p>delen (rekenkundige operatie), verde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ock </text:p>
          </table:table-cell>
          <table:table-cell office:value-type="string">
            <text:p>docken, verankeren ?!!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ocument </text:p>
          </table:table-cell>
          <table:table-cell office:value-type="string">
            <text:p>documen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omain </text:p>
          </table:table-cell>
          <table:table-cell office:value-type="string">
            <text:p>domei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ot </text:p>
          </table:table-cell>
          <table:table-cell office:value-type="string">
            <text:p>pun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own </text:p>
          </table:table-cell>
          <table:table-cell office:value-type="string">
            <text:p>verbroken (van verbinding), uitgeschakel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owngrade </text:p>
          </table:table-cell>
          <table:table-cell office:value-type="string">
            <text:p>degraderen, downgrad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ownload </text:p>
          </table:table-cell>
          <table:table-cell office:value-type="string">
            <text:p><text:s/>downloa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ownload </text:p>
          </table:table-cell>
          <table:table-cell office:value-type="string">
            <text:p>downloa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ownload key </text:p>
          </table:table-cell>
          <table:table-cell office:value-type="string">
            <text:p>downloadknop</text:p>
          </table:table-cell>
          <table:table-cell table:number-columns-repeated="3"/>
        </table:table-row>
        <table:table-row table:style-name="ro1">
          <table:table-cell office:value-type="string">
            <text:p>ez</text:p>
          </table:table-cell>
          <table:table-cell office:value-type="string">
            <text:p>draft</text:p>
          </table:table-cell>
          <table:table-cell office:value-type="string">
            <text:p>concep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drag and drop </text:p>
          </table:table-cell>
          <table:table-cell office:value-type="string">
            <text:p><text:s/>klik-en-slee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rive </text:p>
          </table:table-cell>
          <table:table-cell office:value-type="string">
            <text:p>statio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rive letter </text:p>
          </table:table-cell>
          <table:table-cell office:value-type="string">
            <text:p>driveletter, stationslett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river </text:p>
          </table:table-cell>
          <table:table-cell office:value-type="string">
            <text:p>stuurprogramm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rop-down menu </text:p>
          </table:table-cell>
          <table:table-cell office:value-type="string">
            <text:p>keuzelijs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tp, desktop publishing </text:p>
          </table:table-cell>
          <table:table-cell office:value-type="string">
            <text:p>desktop publish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ump </text:p>
          </table:table-cell>
          <table:table-cell office:value-type="string">
            <text:p>dumpen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uplicate </text:p>
          </table:table-cell>
          <table:table-cell office:value-type="string">
            <text:p>dupliceren[ww], duplicaat[zn], dubbel[b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dynamic </text:p>
          </table:table-cell>
          <table:table-cell office:value-type="string">
            <text:p>dynamisch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-commerce </text:p>
          </table:table-cell>
          <table:table-cell office:value-type="string">
            <text:p>e-commerce, e-handel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e-mail </text:p>
          </table:table-cell>
          <table:table-cell office:value-type="string">
            <text:p><text:s/>e-mai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.g. </text:p>
          </table:table-cell>
          <table:table-cell office:value-type="string">
            <text:p>bijvoorbeel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cho </text:p>
          </table:table-cell>
          <table:table-cell office:value-type="string">
            <text:p>schrijven[ww]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edit </text:p>
          </table:table-cell>
          <table:table-cell office:value-type="string">
            <text:p><text:s/>bewer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dit </text:p>
          </table:table-cell>
          <table:table-cell office:value-type="string">
            <text:p>bewer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ditor </text:p>
          </table:table-cell>
          <table:table-cell office:value-type="string">
            <text:p>editor, bewerker; uitgev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effect (core image module) </text:p>
          </table:table-cell>
          <table:table-cell office:value-type="string">
            <text:p><text:s/>bewerk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ject </text:p>
          </table:table-cell>
          <table:table-cell office:value-type="string">
            <text:p>uitwerp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llipsis </text:p>
          </table:table-cell>
          <table:table-cell office:value-type="string">
            <text:p>ellipsis, weglat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email </text:p>
          </table:table-cell>
          <table:table-cell office:value-type="string">
            <text:p><text:s/>e-mai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mail </text:p>
          </table:table-cell>
          <table:table-cell office:value-type="string">
            <text:p>e-mai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mail address </text:p>
          </table:table-cell>
          <table:table-cell office:value-type="string">
            <text:p>e-mailadres (aan elkaar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mail message </text:p>
          </table:table-cell>
          <table:table-cell office:value-type="string">
            <text:p>e-mailbericht (aan elkaar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mail, e-mail, E-mail </text:p>
          </table:table-cell>
          <table:table-cell office:value-type="string">
            <text:p>e-mai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mbed </text:p>
          </table:table-cell>
          <table:table-cell office:value-type="string">
            <text:p>inbed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moticon </text:p>
          </table:table-cell>
          <table:table-cell office:value-type="string">
            <text:p>emoticon, smiley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emphasize </text:p>
          </table:table-cell>
          <table:table-cell office:value-type="string">
            <text:p><text:s/>benadruk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mulate </text:p>
          </table:table-cell>
          <table:table-cell office:value-type="string">
            <text:p>emul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nable </text:p>
          </table:table-cell>
          <table:table-cell office:value-type="string">
            <text:p>aanzetten, gebruik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enabled </text:p>
          </table:table-cell>
          <table:table-cell office:value-type="string">
            <text:p><text:s/>ingeschakel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ncode </text:p>
          </table:table-cell>
          <table:table-cell office:value-type="string">
            <text:p>cod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ncrypt </text:p>
          </table:table-cell>
          <table:table-cell office:value-type="string">
            <text:p>versleute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ncryption </text:p>
          </table:table-cell>
          <table:table-cell office:value-type="string">
            <text:p>versleute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nd key </text:p>
          </table:table-cell>
          <table:table-cell office:value-type="string">
            <text:p>end-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nglish </text:p>
          </table:table-cell>
          <table:table-cell office:value-type="string">
            <text:p>Engels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enter </text:p>
          </table:table-cell>
          <table:table-cell office:value-type="string">
            <text:p><text:s/>invo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nter </text:p>
          </table:table-cell>
          <table:table-cell office:value-type="string">
            <text:p>invo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nter key </text:p>
          </table:table-cell>
          <table:table-cell office:value-type="string">
            <text:p>enter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ntry </text:p>
          </table:table-cell>
          <table:table-cell office:value-type="string">
            <text:p>item (evt. ingang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numerate </text:p>
          </table:table-cell>
          <table:table-cell office:value-type="string">
            <text:p>nummeren, opnoem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nvironment </text:p>
          </table:table-cell>
          <table:table-cell office:value-type="string">
            <text:p>omgev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of </text:p>
          </table:table-cell>
          <table:table-cell office:value-type="string">
            <text:p>bestandseind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poch </text:p>
          </table:table-cell>
          <table:table-cell office:value-type="string">
            <text:p>period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qual </text:p>
          </table:table-cell>
          <table:table-cell office:value-type="string">
            <text:p>gelijk; equals</text:p>
          </table:table-cell>
          <table:table-cell office:value-type="string">
            <text:p><text:s/>is gelijk aan; equal sign</text:p>
          </table:table-cell>
          <table:table-cell office:value-type="string">
            <text:p><text:s/>is-gelijk teken ('=')</text:p>
          </table:table-cell>
          <table:table-cell/>
        </table:table-row>
        <table:table-row table:style-name="ro1">
          <table:table-cell office:value-type="string">
            <text:p>kde</text:p>
          </table:table-cell>
          <table:table-cell office:value-type="string">
            <text:p>erase </text:p>
          </table:table-cell>
          <table:table-cell office:value-type="string">
            <text:p>wiss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rror </text:p>
          </table:table-cell>
          <table:table-cell office:value-type="string">
            <text:p>fou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rror message </text:p>
          </table:table-cell>
          <table:table-cell office:value-type="string">
            <text:p>foutmeld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scape </text:p>
          </table:table-cell>
          <table:table-cell office:value-type="string">
            <text:p>escape sequence/character</text:p>
          </table:table-cell>
          <table:table-cell office:value-type="string">
            <text:p><text:s/>stuurcode; escape key</text:p>
          </table:table-cell>
          <table:table-cell office:value-type="string">
            <text:p><text:s/>Esc toets</text:p>
          </table:table-cell>
          <table:table-cell/>
        </table:table-row>
        <table:table-row table:style-name="ro1">
          <table:table-cell office:value-type="string">
            <text:p>kde</text:p>
          </table:table-cell>
          <table:table-cell office:value-type="string">
            <text:p>escape key </text:p>
          </table:table-cell>
          <table:table-cell office:value-type="string">
            <text:p>escape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valuate </text:p>
          </table:table-cell>
          <table:table-cell office:value-type="string">
            <text:p>evalueren, bereken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event </text:p>
          </table:table-cell>
          <table:table-cell office:value-type="string">
            <text:p><text:s/>gebeurteni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vent </text:p>
          </table:table-cell>
          <table:table-cell office:value-type="string">
            <text:p>evenement, gebeurteni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ample </text:p>
          </table:table-cell>
          <table:table-cell office:value-type="string">
            <text:p>voorbeel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ceed </text:p>
          </table:table-cell>
          <table:table-cell office:value-type="string">
            <text:p>overschrijden; exceeded</text:p>
          </table:table-cell>
          <table:table-cell office:value-type="string">
            <text:p><text:s/>`xxx [level] exceeded'</text:p>
          </table:table-cell>
          <table:table-cell office:value-type="string">
            <text:p><text:s/>`te veel xxx'; quota exceeded</text:p>
          </table:table-cell>
          <table:table-cell office:value-type="string">
            <text:p><text:s/>te veel schijfruimte in gebruik</text:p>
          </table:table-cell>
        </table:table-row>
        <table:table-row table:style-name="ro1">
          <table:table-cell office:value-type="string">
            <text:p>kde</text:p>
          </table:table-cell>
          <table:table-cell office:value-type="string">
            <text:p>exception </text:p>
          </table:table-cell>
          <table:table-cell office:value-type="string">
            <text:p>uitzonder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change </text:p>
          </table:table-cell>
          <table:table-cell office:value-type="string">
            <text:p>uitwisse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clude </text:p>
          </table:table-cell>
          <table:table-cell office:value-type="string">
            <text:p>uitslui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ecutable </text:p>
          </table:table-cell>
          <table:table-cell office:value-type="string">
            <text:p>uitvoerbaar, uitvoerbaar bestand, uitvoerbaar programm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ecute </text:p>
          </table:table-cell>
          <table:table-cell office:value-type="string">
            <text:p>uitvo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ist </text:p>
          </table:table-cell>
          <table:table-cell office:value-type="string">
            <text:p>bestaa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it </text:p>
          </table:table-cell>
          <table:table-cell office:value-type="string">
            <text:p>beëindi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pand </text:p>
          </table:table-cell>
          <table:table-cell office:value-type="string">
            <text:p>uitbreiden, (haakjes e.d.) wegwerk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expanded </text:p>
          </table:table-cell>
          <table:table-cell office:value-type="string">
            <text:p><text:s/>uitgeklap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pect </text:p>
          </table:table-cell>
          <table:table-cell office:value-type="string">
            <text:p>verwach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pire </text:p>
          </table:table-cell>
          <table:table-cell office:value-type="string">
            <text:p>verlop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explanation </text:p>
          </table:table-cell>
          <table:table-cell office:value-type="string">
            <text:p><text:s/>uitle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plorer </text:p>
          </table:table-cell>
          <table:table-cell office:value-type="string">
            <text:p>verkenn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export </text:p>
          </table:table-cell>
          <table:table-cell office:value-type="string">
            <text:p><text:s/>export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port </text:p>
          </table:table-cell>
          <table:table-cell office:value-type="string">
            <text:p>export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pression </text:p>
          </table:table-cell>
          <table:table-cell office:value-type="string">
            <text:p>uitdrukk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tension </text:p>
          </table:table-cell>
          <table:table-cell office:value-type="string">
            <text:p>extensie(bestand), uitbreid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extract </text:p>
          </table:table-cell>
          <table:table-cell office:value-type="string">
            <text:p>extraheren, uitpakk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f</text:p>
          </table:table-cell>
          <table:table-cell office:value-type="string">
            <text:p><text:s/>template-machin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ail </text:p>
          </table:table-cell>
          <table:table-cell office:value-type="string">
            <text:p>misluk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alse </text:p>
          </table:table-cell>
          <table:table-cell office:value-type="string">
            <text:p>onwaar (logisch), verkee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ancy </text:p>
          </table:table-cell>
          <table:table-cell office:value-type="string">
            <text:p>elegan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aq </text:p>
          </table:table-cell>
          <table:table-cell office:value-type="string">
            <text:p>veelgestelde vragen(-lijst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atal </text:p>
          </table:table-cell>
          <table:table-cell office:value-type="string">
            <text:p>fataa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ault </text:p>
          </table:table-cell>
          <table:table-cell office:value-type="string">
            <text:p>defect, fout (erger dan error); segmentation fault</text:p>
          </table:table-cell>
          <table:table-cell office:value-type="string">
            <text:p><text:s/>segmentoverschrijding</text:p>
          </table:table-cell>
          <table:table-cell table:number-columns-repeated="2"/>
        </table:table-row>
        <table:table-row table:style-name="ro1">
          <table:table-cell office:value-type="string">
            <text:p>drupal</text:p>
          </table:table-cell>
          <table:table-cell office:value-type="string">
            <text:p>feature </text:p>
          </table:table-cell>
          <table:table-cell office:value-type="string">
            <text:p><text:s/>func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eature </text:p>
          </table:table-cell>
          <table:table-cell office:value-type="string">
            <text:p>functie, mogelijkhei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feed </text:p>
          </table:table-cell>
          <table:table-cell office:value-type="string">
            <text:p><text:s/>fee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field </text:p>
          </table:table-cell>
          <table:table-cell office:value-type="string">
            <text:p><text:s/>vel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ield </text:p>
          </table:table-cell>
          <table:table-cell office:value-type="string">
            <text:p>veld, kolo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ifo </text:p>
          </table:table-cell>
          <table:table-cell office:value-type="string">
            <text:p>fifo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ile </text:p>
          </table:table-cell>
          <table:table-cell office:value-type="string">
            <text:p>bestand; file descriptor</text:p>
          </table:table-cell>
          <table:table-cell office:value-type="string">
            <text:p><text:s/>bestandsindicator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file name </text:p>
          </table:table-cell>
          <table:table-cell office:value-type="string">
            <text:p>bestandsnaa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ile server </text:p>
          </table:table-cell>
          <table:table-cell office:value-type="string">
            <text:p>fileserver, bestandsserv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file system </text:p>
          </table:table-cell>
          <table:table-cell office:value-type="string">
            <text:p><text:s/>bestandssystee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ilesystem </text:p>
          </table:table-cell>
          <table:table-cell office:value-type="string">
            <text:p>bestandssystee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iling cabinet </text:p>
          </table:table-cell>
          <table:table-cell office:value-type="string">
            <text:p>archief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ill </text:p>
          </table:table-cell>
          <table:table-cell office:value-type="string">
            <text:p>(op)vull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filter </text:p>
          </table:table-cell>
          <table:table-cell office:value-type="string">
            <text:p><text:s/>filt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ilter </text:p>
          </table:table-cell>
          <table:table-cell office:value-type="string">
            <text:p>filt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ind </text:p>
          </table:table-cell>
          <table:table-cell office:value-type="string">
            <text:p>zoe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inish </text:p>
          </table:table-cell>
          <table:table-cell office:value-type="string">
            <text:p>voltooi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inished </text:p>
          </table:table-cell>
          <table:table-cell office:value-type="string">
            <text:p>voltooi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itness </text:p>
          </table:table-cell>
          <table:table-cell office:value-type="string">
            <text:p>geschikthei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ix </text:p>
          </table:table-cell>
          <table:table-cell office:value-type="string">
            <text:p>reparer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flag </text:p>
          </table:table-cell>
          <table:table-cell office:value-type="string">
            <text:p><text:s/>markering, op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lag </text:p>
          </table:table-cell>
          <table:table-cell office:value-type="string">
            <text:p>vlag, opti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flat list </text:p>
          </table:table-cell>
          <table:table-cell office:value-type="string">
            <text:p><text:s/>platte lijs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latbedscanner </text:p>
          </table:table-cell>
          <table:table-cell office:value-type="string">
            <text:p>vlakbedscann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loat </text:p>
          </table:table-cell>
          <table:table-cell office:value-type="string">
            <text:p>zweven[ww], (datatype) float[zn], drijvende komm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loppy </text:p>
          </table:table-cell>
          <table:table-cell office:value-type="string">
            <text:p>disket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lush </text:p>
          </table:table-cell>
          <table:table-cell office:value-type="string">
            <text:p>doorspoe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ocus </text:p>
          </table:table-cell>
          <table:table-cell office:value-type="string">
            <text:p>focu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older </text:p>
          </table:table-cell>
          <table:table-cell office:value-type="string">
            <text:p>ma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ollow </text:p>
          </table:table-cell>
          <table:table-cell office:value-type="string">
            <text:p>vol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ont </text:p>
          </table:table-cell>
          <table:table-cell office:value-type="string">
            <text:p>lettertyp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ont size </text:p>
          </table:table-cell>
          <table:table-cell office:value-type="string">
            <text:p>tekengrootte (archaïsch</text:p>
          </table:table-cell>
          <table:table-cell office:value-type="string">
            <text:p><text:s/>korpsgrootte)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foo </text:p>
          </table:table-cell>
          <table:table-cell office:value-type="string">
            <text:p>foo / bl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ooter </text:p>
          </table:table-cell>
          <table:table-cell office:value-type="string">
            <text:p>onderreg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ootnote </text:p>
          </table:table-cell>
          <table:table-cell office:value-type="string">
            <text:p>voetnoo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orce </text:p>
          </table:table-cell>
          <table:table-cell office:value-type="string">
            <text:p>forc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oreign </text:p>
          </table:table-cell>
          <table:table-cell office:value-type="string">
            <text:p>vreem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ork </text:p>
          </table:table-cell>
          <table:table-cell office:value-type="string">
            <text:p>een nieuw proces beginn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orm feed </text:p>
          </table:table-cell>
          <table:table-cell office:value-type="string">
            <text:p>pagina-einde (stuurteken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ormat </text:p>
          </table:table-cell>
          <table:table-cell office:value-type="string">
            <text:p>bestandssysteem aanmaken(ww, bij schijven), opmaken(ww, bij tekst), opmaak(znw, v.e. boodschap), formaat(znw, v.e. bestand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forum </text:p>
          </table:table-cell>
          <table:table-cell office:value-type="string">
            <text:p><text:s/>foru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oul up </text:p>
          </table:table-cell>
          <table:table-cell office:value-type="string">
            <text:p>bederv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rame </text:p>
          </table:table-cell>
          <table:table-cell office:value-type="string">
            <text:p>frame, kader, raam (zie window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ree </text:p>
          </table:table-cell>
          <table:table-cell office:value-type="string">
            <text:p>vrijgeven[ww], vrij[bn]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freeform list </text:p>
          </table:table-cell>
          <table:table-cell office:value-type="string">
            <text:p><text:s/>vrijevormlijs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front page </text:p>
          </table:table-cell>
          <table:table-cell office:value-type="string">
            <text:p><text:s/>voorpagin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rontend </text:p>
          </table:table-cell>
          <table:table-cell office:value-type="string">
            <text:p>front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ullscreen </text:p>
          </table:table-cell>
          <table:table-cell office:value-type="string">
            <text:p>volledig scher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unction </text:p>
          </table:table-cell>
          <table:table-cell office:value-type="string">
            <text:p>functie (alle bet.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unction key </text:p>
          </table:table-cell>
          <table:table-cell office:value-type="string">
            <text:p>functie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fuzzy </text:p>
          </table:table-cell>
          <table:table-cell office:value-type="string">
            <text:p>wazig, vaag, onduidelij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G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gallery </text:p>
          </table:table-cell>
          <table:table-cell office:value-type="string">
            <text:p><text:s/>albu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gallery </text:p>
          </table:table-cell>
          <table:table-cell office:value-type="string">
            <text:p>galerij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garbage </text:p>
          </table:table-cell>
          <table:table-cell office:value-type="string">
            <text:p>rommel, onzi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general </text:p>
          </table:table-cell>
          <table:table-cell office:value-type="string">
            <text:p>algeme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generate </text:p>
          </table:table-cell>
          <table:table-cell office:value-type="string">
            <text:p>gener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generic </text:p>
          </table:table-cell>
          <table:table-cell office:value-type="string">
            <text:p>algeme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gid </text:p>
          </table:table-cell>
          <table:table-cell office:value-type="string">
            <text:p>groepnumm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global </text:p>
          </table:table-cell>
          <table:table-cell office:value-type="string">
            <text:p><text:s/>algeme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grammar </text:p>
          </table:table-cell>
          <table:table-cell office:value-type="string">
            <text:p>grammatica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granularity </text:p>
          </table:table-cell>
          <table:table-cell office:value-type="string">
            <text:p><text:s/>nauwkeurighei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graphics </text:p>
          </table:table-cell>
          <table:table-cell office:value-type="string">
            <text:p>grafische voorstelling, grafische modu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group </text:p>
          </table:table-cell>
          <table:table-cell office:value-type="string">
            <text:p>groe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grovel </text:p>
          </table:table-cell>
          <table:table-cell office:value-type="string">
            <text:p>doorspitt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guest </text:p>
          </table:table-cell>
          <table:table-cell office:value-type="string">
            <text:p><text:s/>gas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acker </text:p>
          </table:table-cell>
          <table:table-cell office:value-type="string">
            <text:p>kwaadwillende indringer; klassieke betekenis</text:p>
          </table:table-cell>
          <table:table-cell office:value-type="string">
            <text:p><text:s/>bevlogen, creatief programmeur, probleemoplosser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halt </text:p>
          </table:table-cell>
          <table:table-cell office:value-type="string">
            <text:p>stoppen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am </text:p>
          </table:table-cell>
          <table:table-cell office:value-type="string">
            <text:p>(tegenhanger van spam)</text:p>
          </table:table-cell>
          <table:table-cell office:value-type="string">
            <text:p><text:s/>onterecht als ongewenste reclame geclassificeerde e-mail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handle </text:p>
          </table:table-cell>
          <table:table-cell office:value-type="string">
            <text:p>behandelen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andler </text:p>
          </table:table-cell>
          <table:table-cell office:value-type="string">
            <text:p>verwerk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ang up </text:p>
          </table:table-cell>
          <table:table-cell office:value-type="string">
            <text:p>ophangen[ww];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angup </text:p>
          </table:table-cell>
          <table:table-cell office:value-type="string">
            <text:p>ophan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ard disk </text:p>
          </table:table-cell>
          <table:table-cell office:value-type="string">
            <text:p>harde schijf, harddis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ard link </text:p>
          </table:table-cell>
          <table:table-cell office:value-type="string">
            <text:p>harde koppe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ardware </text:p>
          </table:table-cell>
          <table:table-cell office:value-type="string">
            <text:p>apparatuu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ash </text:p>
          </table:table-cell>
          <table:table-cell office:value-type="string">
            <text:p>frommelen[ww], hekje ('#') [zn]; hash table</text:p>
          </table:table-cell>
          <table:table-cell office:value-type="string">
            <text:p><text:s/>frommeltabel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header </text:p>
          </table:table-cell>
          <table:table-cell office:value-type="string">
            <text:p>kop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help </text:p>
          </table:table-cell>
          <table:table-cell office:value-type="string">
            <text:p><text:s/>hul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elp </text:p>
          </table:table-cell>
          <table:table-cell office:value-type="string">
            <text:p>helpen[ww], hulp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ex </text:p>
          </table:table-cell>
          <table:table-cell office:value-type="string">
            <text:p>hexadecimaa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idden </text:p>
          </table:table-cell>
          <table:table-cell office:value-type="string">
            <text:p>verbor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idden file </text:p>
          </table:table-cell>
          <table:table-cell office:value-type="string">
            <text:p>verborgen bestan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hierarchy </text:p>
          </table:table-cell>
          <table:table-cell office:value-type="string">
            <text:p><text:s/>hiërarch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ighlight </text:p>
          </table:table-cell>
          <table:table-cell office:value-type="string">
            <text:p>oplichten, markeren, accentuer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history </text:p>
          </table:table-cell>
          <table:table-cell office:value-type="string">
            <text:p><text:s/>geschiedeni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istory </text:p>
          </table:table-cell>
          <table:table-cell office:value-type="string">
            <text:p>geschiedenis, commando-logbestand (bash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home </text:p>
          </table:table-cell>
          <table:table-cell office:value-type="string">
            <text:p><text:s/>hom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ome </text:p>
          </table:table-cell>
          <table:table-cell office:value-type="string">
            <text:p>thuis, persoonlij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ome / start page </text:p>
          </table:table-cell>
          <table:table-cell office:value-type="string">
            <text:p>startpagina, beginpagin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ome directory </text:p>
          </table:table-cell>
          <table:table-cell office:value-type="string">
            <text:p>persoonlijke ma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ome key </text:p>
          </table:table-cell>
          <table:table-cell office:value-type="string">
            <text:p>home-toets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homepage </text:p>
          </table:table-cell>
          <table:table-cell office:value-type="string">
            <text:p><text:s/>voorpagin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omepage </text:p>
          </table:table-cell>
          <table:table-cell office:value-type="string">
            <text:p>homepage, thuispagina, webstek (vlaams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ost </text:p>
          </table:table-cell>
          <table:table-cell office:value-type="string">
            <text:p>host, computer, serv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hostname </text:p>
          </table:table-cell>
          <table:table-cell office:value-type="string">
            <text:p><text:s/>hostnaa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ostname </text:p>
          </table:table-cell>
          <table:table-cell office:value-type="string">
            <text:p>computernaam, hostnaa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ue </text:p>
          </table:table-cell>
          <table:table-cell office:value-type="string">
            <text:p>tint, nuance, nuancer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uman readable </text:p>
          </table:table-cell>
          <table:table-cell office:value-type="string">
            <text:p>leesbaa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hypertext </text:p>
          </table:table-cell>
          <table:table-cell office:value-type="string">
            <text:p>hyperteks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icon </text:p>
          </table:table-cell>
          <table:table-cell office:value-type="string">
            <text:p><text:s/>pictogra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con </text:p>
          </table:table-cell>
          <table:table-cell office:value-type="string">
            <text:p>pictogra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conify </text:p>
          </table:table-cell>
          <table:table-cell office:value-type="string">
            <text:p>minimalis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dentical </text:p>
          </table:table-cell>
          <table:table-cell office:value-type="string">
            <text:p>identie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dentifier </text:p>
          </table:table-cell>
          <table:table-cell office:value-type="string">
            <text:p>(variabele-)naa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dle </text:p>
          </table:table-cell>
          <table:table-cell office:value-type="string">
            <text:p>inactief, inactiviteits-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gnore </text:p>
          </table:table-cell>
          <table:table-cell office:value-type="string">
            <text:p>neg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llegal </text:p>
          </table:table-cell>
          <table:table-cell office:value-type="string">
            <text:p>ongeldi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image </text:p>
          </table:table-cell>
          <table:table-cell office:value-type="string">
            <text:p><text:s/>afbeeld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mage </text:p>
          </table:table-cell>
          <table:table-cell office:value-type="string">
            <text:p>afbeeld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mage morphing </text:p>
          </table:table-cell>
          <table:table-cell office:value-type="string">
            <text:p>grafische overga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mplement </text:p>
          </table:table-cell>
          <table:table-cell office:value-type="string">
            <text:p>xx not implemented</text:p>
          </table:table-cell>
          <table:table-cell office:value-type="string">
            <text:p><text:s/>xx is niet ingeprogrammeerd; implementation</text:p>
          </table:table-cell>
          <table:table-cell office:value-type="string">
            <text:p><text:s/>uitvoering</text:p>
          </table:table-cell>
          <table:table-cell/>
        </table:table-row>
        <table:table-row table:style-name="ro1">
          <table:table-cell office:value-type="string">
            <text:p>kde</text:p>
          </table:table-cell>
          <table:table-cell office:value-type="string">
            <text:p>implicit </text:p>
          </table:table-cell>
          <table:table-cell office:value-type="string">
            <text:p>implicie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import </text:p>
          </table:table-cell>
          <table:table-cell office:value-type="string">
            <text:p><text:s/>import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mport </text:p>
          </table:table-cell>
          <table:table-cell office:value-type="string">
            <text:p>import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box </text:p>
          </table:table-cell>
          <table:table-cell office:value-type="string">
            <text:p>postvak i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ch </text:p>
          </table:table-cell>
          <table:table-cell office:value-type="string">
            <text:p>inch, dui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cidence </text:p>
          </table:table-cell>
          <table:table-cell office:value-type="string">
            <text:p>vóórkom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clude </text:p>
          </table:table-cell>
          <table:table-cell office:value-type="string">
            <text:p>opnemen, insluiten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complete </text:p>
          </table:table-cell>
          <table:table-cell office:value-type="string">
            <text:p>incomplee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consistent </text:p>
          </table:table-cell>
          <table:table-cell office:value-type="string">
            <text:p>niet samenhang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crease </text:p>
          </table:table-cell>
          <table:table-cell office:value-type="string">
            <text:p>toenem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crement </text:p>
          </table:table-cell>
          <table:table-cell office:value-type="string">
            <text:p>ophogen[ww], ophoging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dent </text:p>
          </table:table-cell>
          <table:table-cell office:value-type="string">
            <text:p>insprin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dex </text:p>
          </table:table-cell>
          <table:table-cell office:value-type="string">
            <text:p>index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fo </text:p>
          </table:table-cell>
          <table:table-cell office:value-type="string">
            <text:p>info (programma), informa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itial </text:p>
          </table:table-cell>
          <table:table-cell office:value-type="string">
            <text:p>begin-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kjet printer </text:p>
          </table:table-cell>
          <table:table-cell office:value-type="string">
            <text:p>inkjetprint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ode </text:p>
          </table:table-cell>
          <table:table-cell office:value-type="string">
            <text:p>inod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input </text:p>
          </table:table-cell>
          <table:table-cell office:value-type="string">
            <text:p><text:s/>invo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put </text:p>
          </table:table-cell>
          <table:table-cell office:value-type="string">
            <text:p>invoeren[ww], invoer[zn]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input format </text:p>
          </table:table-cell>
          <table:table-cell office:value-type="string">
            <text:p><text:s/>invoerformaa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sert </text:p>
          </table:table-cell>
          <table:table-cell office:value-type="string">
            <text:p>tussenvoegen[ww], (=insert key) Insert toets 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sert key </text:p>
          </table:table-cell>
          <table:table-cell office:value-type="string">
            <text:p>invoeg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stall </text:p>
          </table:table-cell>
          <table:table-cell office:value-type="string">
            <text:p>install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stance </text:p>
          </table:table-cell>
          <table:table-cell office:value-type="string">
            <text:p>instantie, realisa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t </text:p>
          </table:table-cell>
          <table:table-cell office:value-type="string">
            <text:p>(=integer)</text:p>
          </table:table-cell>
          <table:table-cell office:value-type="string">
            <text:p><text:s/>geheel getal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integer </text:p>
          </table:table-cell>
          <table:table-cell office:value-type="string">
            <text:p>geheel geta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tercept </text:p>
          </table:table-cell>
          <table:table-cell office:value-type="string">
            <text:p>ondervan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terface </text:p>
          </table:table-cell>
          <table:table-cell office:value-type="string">
            <text:p>interfac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interface language </text:p>
          </table:table-cell>
          <table:table-cell office:value-type="string">
            <text:p><text:s/>interfacetaa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ternal </text:p>
          </table:table-cell>
          <table:table-cell office:value-type="string">
            <text:p>inter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ternet </text:p>
          </table:table-cell>
          <table:table-cell office:value-type="string">
            <text:p>interne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ternet provider </text:p>
          </table:table-cell>
          <table:table-cell office:value-type="string">
            <text:p>internetprovid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terpret </text:p>
          </table:table-cell>
          <table:table-cell office:value-type="string">
            <text:p>interpret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terrupt </text:p>
          </table:table-cell>
          <table:table-cell office:value-type="string">
            <text:p>onderbreken[ww], interrupt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valid </text:p>
          </table:table-cell>
          <table:table-cell office:value-type="string">
            <text:p>ongeldi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visible </text:p>
          </table:table-cell>
          <table:table-cell office:value-type="string">
            <text:p>onzichtbaa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nvoke </text:p>
          </table:table-cell>
          <table:table-cell office:value-type="string">
            <text:p>aanroep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octl </text:p>
          </table:table-cell>
          <table:table-cell office:value-type="string">
            <text:p>ioct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talic </text:p>
          </table:table-cell>
          <table:table-cell office:value-type="string">
            <text:p>cursief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tem </text:p>
          </table:table-cell>
          <table:table-cell office:value-type="string">
            <text:p>ite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iteration </text:p>
          </table:table-cell>
          <table:table-cell office:value-type="string">
            <text:p>iteratie, herh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J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job </text:p>
          </table:table-cell>
          <table:table-cell office:value-type="string">
            <text:p>opdrach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join </text:p>
          </table:table-cell>
          <table:table-cell office:value-type="string">
            <text:p>samenvoe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jumper </text:p>
          </table:table-cell>
          <table:table-cell office:value-type="string">
            <text:p>brugje, jump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junk </text:p>
          </table:table-cell>
          <table:table-cell office:value-type="string">
            <text:p>troep, onzi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justify </text:p>
          </table:table-cell>
          <table:table-cell office:value-type="string">
            <text:p>uitlijnen (van tekst), rechtvaardi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K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kernel </text:p>
          </table:table-cell>
          <table:table-cell office:value-type="string">
            <text:p>kern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key </text:p>
          </table:table-cell>
          <table:table-cell office:value-type="string">
            <text:p>sleutel, 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key binding </text:p>
          </table:table-cell>
          <table:table-cell office:value-type="string">
            <text:p>snel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keyboard </text:p>
          </table:table-cell>
          <table:table-cell office:value-type="string">
            <text:p>toetsenbo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keymap </text:p>
          </table:table-cell>
          <table:table-cell office:value-type="string">
            <text:p>toetsenbordindel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keyword </text:p>
          </table:table-cell>
          <table:table-cell office:value-type="string">
            <text:p><text:s/>trefwoord, zoekwoord, sleutelwoo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keyword </text:p>
          </table:table-cell>
          <table:table-cell office:value-type="string">
            <text:p>trefwoo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kill </text:p>
          </table:table-cell>
          <table:table-cell office:value-type="string">
            <text:p>do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abel </text:p>
          </table:table-cell>
          <table:table-cell office:value-type="string">
            <text:p>label[zn]; v. opschrift voorzien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ambda </text:p>
          </table:table-cell>
          <table:table-cell office:value-type="string">
            <text:p>lambda (lisp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andscape </text:p>
          </table:table-cell>
          <table:table-cell office:value-type="string">
            <text:p>landschap, liggend (bij afdrukken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anguage </text:p>
          </table:table-cell>
          <table:table-cell office:value-type="string">
            <text:p>taa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ayout </text:p>
          </table:table-cell>
          <table:table-cell office:value-type="string">
            <text:p>opmaak, layou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eading </text:p>
          </table:table-cell>
          <table:table-cell office:value-type="string">
            <text:p>voor(af)gaa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ed, light-emitting diode </text:p>
          </table:table-cell>
          <table:table-cell office:value-type="string">
            <text:p>led, lichtgevende diod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left </text:p>
          </table:table-cell>
          <table:table-cell office:value-type="string">
            <text:p><text:s/>resteren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legacy </text:p>
          </table:table-cell>
          <table:table-cell office:value-type="string">
            <text:p><text:s/>erfeni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ength </text:p>
          </table:table-cell>
          <table:table-cell office:value-type="string">
            <text:p>leng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etter </text:p>
          </table:table-cell>
          <table:table-cell office:value-type="string">
            <text:p>letter, teken; brief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etter key </text:p>
          </table:table-cell>
          <table:table-cell office:value-type="string">
            <text:p>lettertoets, teken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evel </text:p>
          </table:table-cell>
          <table:table-cell office:value-type="string">
            <text:p>niveau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evels of includes </text:p>
          </table:table-cell>
          <table:table-cell office:value-type="string">
            <text:p>geneste include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ibrary </text:p>
          </table:table-cell>
          <table:table-cell office:value-type="string">
            <text:p>bibliothee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icense </text:p>
          </table:table-cell>
          <table:table-cell office:value-type="string">
            <text:p>licen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ime </text:p>
          </table:table-cell>
          <table:table-cell office:value-type="string">
            <text:p>felgro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ine </text:p>
          </table:table-cell>
          <table:table-cell office:value-type="string">
            <text:p>lijn (grafisch), regel (tekst); line width</text:p>
          </table:table-cell>
          <table:table-cell office:value-type="string">
            <text:p><text:s/>lijndikte (grafisch), regellengte (tekst)</text:p>
          </table:table-cell>
          <table:table-cell table:number-columns-repeated="2"/>
        </table:table-row>
        <table:table-row table:style-name="ro1">
          <table:table-cell office:value-type="string">
            <text:p>drupal</text:p>
          </table:table-cell>
          <table:table-cell office:value-type="string">
            <text:p>line break </text:p>
          </table:table-cell>
          <table:table-cell office:value-type="string">
            <text:p><text:s/>regeleind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link </text:p>
          </table:table-cell>
          <table:table-cell office:value-type="string">
            <text:p><text:s/>lin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ink </text:p>
          </table:table-cell>
          <table:table-cell office:value-type="string">
            <text:p>linken(ww, deel v.h. compileerproces), koppelen(ww, bestand), koppeling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ink location </text:p>
          </table:table-cell>
          <table:table-cell office:value-type="string">
            <text:p>doeladre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isp </text:p>
          </table:table-cell>
          <table:table-cell office:value-type="string">
            <text:p>lisp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list </text:p>
          </table:table-cell>
          <table:table-cell office:value-type="string">
            <text:p><text:s/>lijst (zn), weergeven (ww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ist </text:p>
          </table:table-cell>
          <table:table-cell office:value-type="string">
            <text:p>tonen[ww], lijst[zn]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list selection </text:p>
          </table:table-cell>
          <table:table-cell office:value-type="string">
            <text:p><text:s/>meervoudige selecti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load </text:p>
          </table:table-cell>
          <table:table-cell office:value-type="string">
            <text:p><text:s/>belast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oad </text:p>
          </table:table-cell>
          <table:table-cell office:value-type="string">
            <text:p>laden[ww], belasting[zn]; load average; gemiddelde (systeem-)belast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oadtime </text:p>
          </table:table-cell>
          <table:table-cell office:value-type="string">
            <text:p>laadtij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ocal </text:p>
          </table:table-cell>
          <table:table-cell office:value-type="string">
            <text:p>lokaal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locale </text:p>
          </table:table-cell>
          <table:table-cell office:value-type="string">
            <text:p><text:s/>lokalisa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ocale </text:p>
          </table:table-cell>
          <table:table-cell office:value-type="string">
            <text:p>(taal-)gebied, taaldefini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ocalisation </text:p>
          </table:table-cell>
          <table:table-cell office:value-type="string">
            <text:p>lokalisa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ocation </text:p>
          </table:table-cell>
          <table:table-cell office:value-type="string">
            <text:p>locatie (geen lokatie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lock </text:p>
          </table:table-cell>
          <table:table-cell office:value-type="string">
            <text:p><text:s/>vergrendelen (ww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ock </text:p>
          </table:table-cell>
          <table:table-cell office:value-type="string">
            <text:p>vergrendelen[ww], afsluiten[ww], slot[zn]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log </text:p>
          </table:table-cell>
          <table:table-cell office:value-type="string">
            <text:p><text:s/>lo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log in </text:p>
          </table:table-cell>
          <table:table-cell office:value-type="string">
            <text:p><text:s/>Inlog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og in </text:p>
          </table:table-cell>
          <table:table-cell office:value-type="string">
            <text:p>aanmeld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log message </text:p>
          </table:table-cell>
          <table:table-cell office:value-type="string">
            <text:p><text:s/>logberich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log out </text:p>
          </table:table-cell>
          <table:table-cell office:value-type="string">
            <text:p><text:s/>uitlog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og out </text:p>
          </table:table-cell>
          <table:table-cell office:value-type="string">
            <text:p>afmel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ogin </text:p>
          </table:table-cell>
          <table:table-cell office:value-type="string">
            <text:p>(=log in)</text:p>
          </table:table-cell>
          <table:table-cell office:value-type="string">
            <text:p><text:s/>aanmelden (oud</text:p>
          </table:table-cell>
          <table:table-cell office:value-type="string">
            <text:p><text:s/>inloggen)</text:p>
          </table:table-cell>
          <table:table-cell/>
        </table:table-row>
        <table:table-row table:style-name="ro1">
          <table:table-cell office:value-type="string">
            <text:p>kde</text:p>
          </table:table-cell>
          <table:table-cell office:value-type="string">
            <text:p>logout </text:p>
          </table:table-cell>
          <table:table-cell office:value-type="string">
            <text:p>(=log out)</text:p>
          </table:table-cell>
          <table:table-cell office:value-type="string">
            <text:p><text:s/>afmelden (oud</text:p>
          </table:table-cell>
          <table:table-cell office:value-type="string">
            <text:p><text:s/>uitloggen)</text:p>
          </table:table-cell>
          <table:table-cell/>
        </table:table-row>
        <table:table-row table:style-name="ro1">
          <table:table-cell office:value-type="string">
            <text:p>drupal</text:p>
          </table:table-cell>
          <table:table-cell office:value-type="string">
            <text:p>lookup </text:p>
          </table:table-cell>
          <table:table-cell office:value-type="string">
            <text:p><text:s/>opzoeken, raadple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ookup </text:p>
          </table:table-cell>
          <table:table-cell office:value-type="string">
            <text:p>(=look up)</text:p>
          </table:table-cell>
          <table:table-cell office:value-type="string">
            <text:p><text:s/>opzoeken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loop </text:p>
          </table:table-cell>
          <table:table-cell office:value-type="string">
            <text:p>lu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luminosity </text:p>
          </table:table-cell>
          <table:table-cell office:value-type="string">
            <text:p>lichtgevend vermogen, lichtsterk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chine </text:p>
          </table:table-cell>
          <table:table-cell office:value-type="string">
            <text:p>machine, comput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cro </text:p>
          </table:table-cell>
          <table:table-cell office:value-type="string">
            <text:p>macro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ail </text:p>
          </table:table-cell>
          <table:table-cell office:value-type="string">
            <text:p><text:s/>e-mai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il </text:p>
          </table:table-cell>
          <table:table-cell office:value-type="string">
            <text:p>via e-mail versturen[ww], e-mail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ilbox </text:p>
          </table:table-cell>
          <table:table-cell office:value-type="string">
            <text:p>postvak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ain page </text:p>
          </table:table-cell>
          <table:table-cell office:value-type="string">
            <text:p><text:s/>voorpagina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aintain </text:p>
          </table:table-cell>
          <table:table-cell office:value-type="string">
            <text:p><text:s/>onderhou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intainer </text:p>
          </table:table-cell>
          <table:table-cell office:value-type="string">
            <text:p>onderhouder (vaak kan</text:p>
          </table:table-cell>
          <table:table-cell office:value-type="string">
            <text:p><text:s/>auteur)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maintenance </text:p>
          </table:table-cell>
          <table:table-cell office:value-type="string">
            <text:p>onderhou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jor </text:p>
          </table:table-cell>
          <table:table-cell office:value-type="string">
            <text:p>groot, belangrijk(ste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jor device number </text:p>
          </table:table-cell>
          <table:table-cell office:value-type="string">
            <text:p>hoofdapparaatnumm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lformed </text:p>
          </table:table-cell>
          <table:table-cell office:value-type="string">
            <text:p>ongeldig, verkeerd formaa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ndatory </text:p>
          </table:table-cell>
          <table:table-cell office:value-type="string">
            <text:p>verplich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ap </text:p>
          </table:table-cell>
          <table:table-cell office:value-type="string">
            <text:p><text:s/>toewijzen (ww), indelen (ww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p </text:p>
          </table:table-cell>
          <table:table-cell office:value-type="string">
            <text:p>kaart, plattegrond[zn]; zoeken bij, omzetten naar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rgin </text:p>
          </table:table-cell>
          <table:table-cell office:value-type="string">
            <text:p>kantlij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rk </text:p>
          </table:table-cell>
          <table:table-cell office:value-type="string">
            <text:p>markeren[ww], markering[zn]; marker; marker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ask </text:p>
          </table:table-cell>
          <table:table-cell office:value-type="string">
            <text:p><text:s/>mask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tch </text:p>
          </table:table-cell>
          <table:table-cell office:value-type="string">
            <text:p>vergelijken[ww], overeenkomst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trix printer </text:p>
          </table:table-cell>
          <table:table-cell office:value-type="string">
            <text:p>matrixprinter, naaldprint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aximize </text:p>
          </table:table-cell>
          <table:table-cell office:value-type="string">
            <text:p>maximalis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edia </text:p>
          </table:table-cell>
          <table:table-cell office:value-type="string">
            <text:p>medi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eeting </text:p>
          </table:table-cell>
          <table:table-cell office:value-type="string">
            <text:p>bijeenkoms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ember </text:p>
          </table:table-cell>
          <table:table-cell office:value-type="string">
            <text:p><text:s/>li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ember </text:p>
          </table:table-cell>
          <table:table-cell office:value-type="string">
            <text:p>li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emory </text:p>
          </table:table-cell>
          <table:table-cell office:value-type="string">
            <text:p>geheu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emory {exhausted,full,...} </text:p>
          </table:table-cell>
          <table:table-cell office:value-type="string">
            <text:p>geheugen vol/geen geheugen meer beschikbaar (afh. v. Engelse toonzetting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enu </text:p>
          </table:table-cell>
          <table:table-cell office:value-type="string">
            <text:p>menu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enu item </text:p>
          </table:table-cell>
          <table:table-cell office:value-type="string">
            <text:p><text:s/>menu-onderde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erchantability </text:p>
          </table:table-cell>
          <table:table-cell office:value-type="string">
            <text:p>verkoopbaarhei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erge </text:p>
          </table:table-cell>
          <table:table-cell office:value-type="string">
            <text:p>samenvoeg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essage </text:p>
          </table:table-cell>
          <table:table-cell office:value-type="string">
            <text:p><text:s/>berich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essage </text:p>
          </table:table-cell>
          <table:table-cell office:value-type="string">
            <text:p>meld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eta </text:p>
          </table:table-cell>
          <table:table-cell office:value-type="string">
            <text:p>met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ethod </text:p>
          </table:table-cell>
          <table:table-cell office:value-type="string">
            <text:p>methode (alle bet.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icrochip </text:p>
          </table:table-cell>
          <table:table-cell office:value-type="string">
            <text:p>microchi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inimize </text:p>
          </table:table-cell>
          <table:table-cell office:value-type="string">
            <text:p>minimalis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inor device number </text:p>
          </table:table-cell>
          <table:table-cell office:value-type="string">
            <text:p>subapparaatnumm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irror </text:p>
          </table:table-cell>
          <table:table-cell office:value-type="string">
            <text:p>(bijv. v.e. site) mirror, kopie, alternatieve bron; in RAID-terminologie</text:p>
          </table:table-cell>
          <table:table-cell office:value-type="string">
            <text:p><text:s/>reservekopie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mirroring </text:p>
          </table:table-cell>
          <table:table-cell office:value-type="string">
            <text:p>(bijv. v.e. site) kopië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iscellaneous </text:p>
          </table:table-cell>
          <table:table-cell office:value-type="string">
            <text:p>divers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issing </text:p>
          </table:table-cell>
          <table:table-cell office:value-type="string">
            <text:p>ontbreken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ission </text:p>
          </table:table-cell>
          <table:table-cell office:value-type="string">
            <text:p><text:s/>missi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ode </text:p>
          </table:table-cell>
          <table:table-cell office:value-type="string">
            <text:p><text:s/>modu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ode </text:p>
          </table:table-cell>
          <table:table-cell office:value-type="string">
            <text:p>modu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odem </text:p>
          </table:table-cell>
          <table:table-cell office:value-type="string">
            <text:p>modem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oderate </text:p>
          </table:table-cell>
          <table:table-cell office:value-type="string">
            <text:p><text:s/>moderer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oderation queue </text:p>
          </table:table-cell>
          <table:table-cell office:value-type="string">
            <text:p><text:s/>moderatiewachtrij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odify </text:p>
          </table:table-cell>
          <table:table-cell office:value-type="string">
            <text:p>verander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odule </text:p>
          </table:table-cell>
          <table:table-cell office:value-type="string">
            <text:p><text:s/>modul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odus </text:p>
          </table:table-cell>
          <table:table-cell office:value-type="string">
            <text:p>modu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onitor / screen </text:p>
          </table:table-cell>
          <table:table-cell office:value-type="string">
            <text:p>beelscher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otherboard </text:p>
          </table:table-cell>
          <table:table-cell office:value-type="string">
            <text:p>moederbo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ount </text:p>
          </table:table-cell>
          <table:table-cell office:value-type="string">
            <text:p>aankoppelen; mount point</text:p>
          </table:table-cell>
          <table:table-cell office:value-type="string">
            <text:p><text:s/>aankoppelpunt (oud</text:p>
          </table:table-cell>
          <table:table-cell office:value-type="string">
            <text:p><text:s/>aanhechten, hechtpunt)</text:p>
          </table:table-cell>
          <table:table-cell/>
        </table:table-row>
        <table:table-row table:style-name="ro1">
          <table:table-cell office:value-type="string">
            <text:p>kde</text:p>
          </table:table-cell>
          <table:table-cell office:value-type="string">
            <text:p>mount point </text:p>
          </table:table-cell>
          <table:table-cell office:value-type="string">
            <text:p>aankoppelpun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ouse </text:p>
          </table:table-cell>
          <table:table-cell office:value-type="string">
            <text:p>mui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ouse pad </text:p>
          </table:table-cell>
          <table:table-cell office:value-type="string">
            <text:p>muisma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ouse wheel </text:p>
          </table:table-cell>
          <table:table-cell office:value-type="string">
            <text:p>muiswi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ove </text:p>
          </table:table-cell>
          <table:table-cell office:value-type="string">
            <text:p>verplaats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ulti </text:p>
          </table:table-cell>
          <table:table-cell office:value-type="string">
            <text:p>multi-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ulti-line </text:p>
          </table:table-cell>
          <table:table-cell office:value-type="string">
            <text:p><text:s/>meerregeli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ultilingual support </text:p>
          </table:table-cell>
          <table:table-cell office:value-type="string">
            <text:p><text:s/>Ondersteuning voor meertaligheid (en geen' meertalige ondersteuning'!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ultiple </text:p>
          </table:table-cell>
          <table:table-cell office:value-type="string">
            <text:p><text:s/>meerder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ultiple choice questions </text:p>
          </table:table-cell>
          <table:table-cell office:value-type="string">
            <text:p><text:s/>meerkeuzevrag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multiple selector </text:p>
          </table:table-cell>
          <table:table-cell office:value-type="string">
            <text:p><text:s/>meervoudige selec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utually </text:p>
          </table:table-cell>
          <table:table-cell office:value-type="string">
            <text:p>wederzijd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mutually exclusive </text:p>
          </table:table-cell>
          <table:table-cell office:value-type="string">
            <text:p>wederzijds uitgeslo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ame </text:p>
          </table:table-cell>
          <table:table-cell office:value-type="string">
            <text:p>naa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ameserver </text:p>
          </table:table-cell>
          <table:table-cell office:value-type="string">
            <text:p>nameserv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ational </text:p>
          </table:table-cell>
          <table:table-cell office:value-type="string">
            <text:p>nationaal, landelij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ative </text:p>
          </table:table-cell>
          <table:table-cell office:value-type="string">
            <text:p>eigen, landseig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navigation </text:p>
          </table:table-cell>
          <table:table-cell office:value-type="string">
            <text:p><text:s/>naviga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egation </text:p>
          </table:table-cell>
          <table:table-cell office:value-type="string">
            <text:p>ontkenning, tegengesteld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egative </text:p>
          </table:table-cell>
          <table:table-cell office:value-type="string">
            <text:p>negatief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est </text:p>
          </table:table-cell>
          <table:table-cell office:value-type="string">
            <text:p>nes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etwork </text:p>
          </table:table-cell>
          <table:table-cell office:value-type="string">
            <text:p>netwer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ewline </text:p>
          </table:table-cell>
          <table:table-cell office:value-type="string">
            <text:p>regeleind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next </text:p>
          </table:table-cell>
          <table:table-cell office:value-type="string">
            <text:p><text:s/>volgend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ext </text:p>
          </table:table-cell>
          <table:table-cell office:value-type="string">
            <text:p>volgend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ick </text:p>
          </table:table-cell>
          <table:table-cell office:value-type="string">
            <text:p>bijnaam, alias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node </text:p>
          </table:table-cell>
          <table:table-cell office:value-type="string">
            <text:p><text:s/>nod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ode </text:p>
          </table:table-cell>
          <table:table-cell office:value-type="string">
            <text:p>nod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none </text:p>
          </table:table-cell>
          <table:table-cell office:value-type="string">
            <text:p><text:s/>ge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one </text:p>
          </table:table-cell>
          <table:table-cell office:value-type="string">
            <text:p>ge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otation </text:p>
          </table:table-cell>
          <table:table-cell office:value-type="string">
            <text:p>nota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ote </text:p>
          </table:table-cell>
          <table:table-cell office:value-type="string">
            <text:p>let op, merk o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otice </text:p>
          </table:table-cell>
          <table:table-cell office:value-type="string">
            <text:p>opmerk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otify </text:p>
          </table:table-cell>
          <table:table-cell office:value-type="string">
            <text:p>aankondigen, berichten 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ull </text:p>
          </table:table-cell>
          <table:table-cell office:value-type="string">
            <text:p>leeg, null character</text:p>
          </table:table-cell>
          <table:table-cell office:value-type="string">
            <text:p><text:s/>nulteken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number </text:p>
          </table:table-cell>
          <table:table-cell office:value-type="string">
            <text:p>getal, nummer(indien sequentieel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umber key </text:p>
          </table:table-cell>
          <table:table-cell office:value-type="string">
            <text:p>cijfer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numeric </text:p>
          </table:table-cell>
          <table:table-cell office:value-type="string">
            <text:p>numerie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bject </text:p>
          </table:table-cell>
          <table:table-cell office:value-type="string">
            <text:p>objec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bscure </text:p>
          </table:table-cell>
          <table:table-cell office:value-type="string">
            <text:p>obscuur, verborgen, onduidelij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bsolete </text:p>
          </table:table-cell>
          <table:table-cell office:value-type="string">
            <text:p>veroude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bstack </text:p>
          </table:table-cell>
          <table:table-cell office:value-type="string">
            <text:p>objectstap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btain </text:p>
          </table:table-cell>
          <table:table-cell office:value-type="string">
            <text:p>verkrij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ccur </text:p>
          </table:table-cell>
          <table:table-cell office:value-type="string">
            <text:p>vóórkom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ct </text:p>
          </table:table-cell>
          <table:table-cell office:value-type="string">
            <text:p>oct (=october), octaal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off-line </text:p>
          </table:table-cell>
          <table:table-cell office:value-type="string">
            <text:p><text:s/>offlin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offline </text:p>
          </table:table-cell>
          <table:table-cell office:value-type="string">
            <text:p><text:s/>offlin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ffset </text:p>
          </table:table-cell>
          <table:table-cell office:value-type="string">
            <text:p>plaats (in bestand, geheugen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older revisions </text:p>
          </table:table-cell>
          <table:table-cell office:value-type="string">
            <text:p><text:s/>oudere revisie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mit </text:p>
          </table:table-cell>
          <table:table-cell office:value-type="string">
            <text:p>weglat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online </text:p>
          </table:table-cell>
          <table:table-cell office:value-type="string">
            <text:p><text:s/>onlin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online </text:p>
          </table:table-cell>
          <table:table-cell office:value-type="string">
            <text:p><text:s/>onlin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pcode </text:p>
          </table:table-cell>
          <table:table-cell office:value-type="string">
            <text:p>opcode, instructie-cod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pen </text:p>
          </table:table-cell>
          <table:table-cell office:value-type="string">
            <text:p>openen[ww], open[bv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perand </text:p>
          </table:table-cell>
          <table:table-cell office:value-type="string">
            <text:p>operan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operating system </text:p>
          </table:table-cell>
          <table:table-cell office:value-type="string">
            <text:p><text:s/>besturingssystee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perating system </text:p>
          </table:table-cell>
          <table:table-cell office:value-type="string">
            <text:p>besturingssystee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peration </text:p>
          </table:table-cell>
          <table:table-cell office:value-type="string">
            <text:p>akti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operations </text:p>
          </table:table-cell>
          <table:table-cell office:value-type="string">
            <text:p><text:s/>handelin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perator </text:p>
          </table:table-cell>
          <table:table-cell office:value-type="string">
            <text:p>operator (rekenkundig etc.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ption </text:p>
          </table:table-cell>
          <table:table-cell office:value-type="string">
            <text:p>opti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optional </text:p>
          </table:table-cell>
          <table:table-cell office:value-type="string">
            <text:p><text:s/>optione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ptional </text:p>
          </table:table-cell>
          <table:table-cell office:value-type="string">
            <text:p>optione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rder </text:p>
          </table:table-cell>
          <table:table-cell office:value-type="string">
            <text:p>volgorde, (soms richting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orphan page </text:p>
          </table:table-cell>
          <table:table-cell office:value-type="string">
            <text:p><text:s/>weespagin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utbox </text:p>
          </table:table-cell>
          <table:table-cell office:value-type="string">
            <text:p>postvak ui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utput </text:p>
          </table:table-cell>
          <table:table-cell office:value-type="string">
            <text:p>schrijven[ww], uitvoer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verflow </text:p>
          </table:table-cell>
          <table:table-cell office:value-type="string">
            <text:p>overschrijding, ook afhankelijk van context; "stack overflow" = "overloop van de/een stack"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verride </text:p>
          </table:table-cell>
          <table:table-cell office:value-type="string">
            <text:p>overschrijven, vervan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verrun </text:p>
          </table:table-cell>
          <table:table-cell office:value-type="string">
            <text:p>overloop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overview </text:p>
          </table:table-cell>
          <table:table-cell office:value-type="string">
            <text:p><text:s/>overzich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verwrite </text:p>
          </table:table-cell>
          <table:table-cell office:value-type="string">
            <text:p>overschrijv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owner </text:p>
          </table:table-cell>
          <table:table-cell office:value-type="string">
            <text:p>eigenaa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ckage </text:p>
          </table:table-cell>
          <table:table-cell office:value-type="string">
            <text:p>pakke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ckman </text:p>
          </table:table-cell>
          <table:table-cell office:value-type="string">
            <text:p>packma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d </text:p>
          </table:table-cell>
          <table:table-cell office:value-type="string">
            <text:p>opvul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dding </text:p>
          </table:table-cell>
          <table:table-cell office:value-type="string">
            <text:p>opvull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age </text:p>
          </table:table-cell>
          <table:table-cell office:value-type="string">
            <text:p><text:s/>pagin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ge </text:p>
          </table:table-cell>
          <table:table-cell office:value-type="string">
            <text:p>pagin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ge down </text:p>
          </table:table-cell>
          <table:table-cell office:value-type="string">
            <text:p>volgende, volgende scher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ge up </text:p>
          </table:table-cell>
          <table:table-cell office:value-type="string">
            <text:p>vorige, vorig scher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ger </text:p>
          </table:table-cell>
          <table:table-cell office:value-type="string">
            <text:p>pager; semafoo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ginate </text:p>
          </table:table-cell>
          <table:table-cell office:value-type="string">
            <text:p>opmaken, pagineren, geschikt maken voor afdrukk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ane </text:p>
          </table:table-cell>
          <table:table-cell office:value-type="string">
            <text:p><text:s/>venst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nic </text:p>
          </table:table-cell>
          <table:table-cell office:value-type="string">
            <text:p>Paniek; gebruik ervan afhankelijk van context</text:p>
          </table:table-cell>
          <table:table-cell office:value-type="string">
            <text:p><text:s/>bijv. "panic button" = "noodknop"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paragraph </text:p>
          </table:table-cell>
          <table:table-cell office:value-type="string">
            <text:p>aline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rallel </text:p>
          </table:table-cell>
          <table:table-cell office:value-type="string">
            <text:p>parall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rameter </text:p>
          </table:table-cell>
          <table:table-cell office:value-type="string">
            <text:p>paramet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arent </text:p>
          </table:table-cell>
          <table:table-cell office:value-type="string">
            <text:p><text:s/>bovenliggend, oud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rent </text:p>
          </table:table-cell>
          <table:table-cell office:value-type="string">
            <text:p>moeder; parent directory</text:p>
          </table:table-cell>
          <table:table-cell office:value-type="string">
            <text:p><text:s/>bovenliggende map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parent directory </text:p>
          </table:table-cell>
          <table:table-cell office:value-type="string">
            <text:p>bovenliggende ma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renthesis </text:p>
          </table:table-cell>
          <table:table-cell office:value-type="string">
            <text:p>haakje ('(' of ')'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rity </text:p>
          </table:table-cell>
          <table:table-cell office:value-type="string">
            <text:p>paritei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rse </text:p>
          </table:table-cell>
          <table:table-cell office:value-type="string">
            <text:p>ontleden; parse error</text:p>
          </table:table-cell>
          <table:table-cell office:value-type="string">
            <text:p><text:s/>ontleedfout; soms is de term "verwerken" begrijpelijker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parser </text:p>
          </table:table-cell>
          <table:table-cell office:value-type="string">
            <text:p>parser, ontled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rtition </text:p>
          </table:table-cell>
          <table:table-cell office:value-type="string">
            <text:p>partitioneren[ww], partitie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ss </text:p>
          </table:table-cell>
          <table:table-cell office:value-type="string">
            <text:p>meegeven aan[ww]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assword </text:p>
          </table:table-cell>
          <table:table-cell office:value-type="string">
            <text:p><text:s/>wachtwoo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ssword </text:p>
          </table:table-cell>
          <table:table-cell office:value-type="string">
            <text:p>wachtwoo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ste </text:p>
          </table:table-cell>
          <table:table-cell office:value-type="string">
            <text:p>plakk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ath </text:p>
          </table:table-cell>
          <table:table-cell office:value-type="string">
            <text:p><text:s/>pa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th </text:p>
          </table:table-cell>
          <table:table-cell office:value-type="string">
            <text:p>pa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attern </text:p>
          </table:table-cell>
          <table:table-cell office:value-type="string">
            <text:p>patroo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eer </text:p>
          </table:table-cell>
          <table:table-cell office:value-type="string">
            <text:p>connection reset by peer</text:p>
          </table:table-cell>
          <table:table-cell office:value-type="string">
            <text:p><text:s/>verbinding verbroken door invloed van buitenaf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pending </text:p>
          </table:table-cell>
          <table:table-cell office:value-type="string">
            <text:p>in behandeling, bezi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erform </text:p>
          </table:table-cell>
          <table:table-cell office:value-type="string">
            <text:p>uitvo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erformance </text:p>
          </table:table-cell>
          <table:table-cell office:value-type="string">
            <text:p>prestatie(s); performance penalty</text:p>
          </table:table-cell>
          <table:table-cell office:value-type="string">
            <text:p><text:s/>aanslag op de prestaties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period </text:p>
          </table:table-cell>
          <table:table-cell office:value-type="string">
            <text:p>punt ('.'), period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ermission </text:p>
          </table:table-cell>
          <table:table-cell office:value-type="string">
            <text:p>... with permissio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ermissions </text:p>
          </table:table-cell>
          <table:table-cell office:value-type="string">
            <text:p><text:s/>toegangsrech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ermissions </text:p>
          </table:table-cell>
          <table:table-cell office:value-type="string">
            <text:p>toegangsrech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ersistent </text:p>
          </table:table-cell>
          <table:table-cell office:value-type="string">
            <text:p>blijv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hoto </text:p>
          </table:table-cell>
          <table:table-cell office:value-type="string">
            <text:p>foto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icture </text:p>
          </table:table-cell>
          <table:table-cell office:value-type="string">
            <text:p><text:s/>afbeeld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id </text:p>
          </table:table-cell>
          <table:table-cell office:value-type="string">
            <text:p>procesnumm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ing </text:p>
          </table:table-cell>
          <table:table-cell office:value-type="string">
            <text:p><text:s/>p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ipe </text:p>
          </table:table-cell>
          <table:table-cell office:value-type="string">
            <text:p>doorsluizen[ww], pijp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ixel </text:p>
          </table:table-cell>
          <table:table-cell office:value-type="string">
            <text:p>pixel, beeldpun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laceholder </text:p>
          </table:table-cell>
          <table:table-cell office:value-type="string">
            <text:p>plaatshoud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lease </text:p>
          </table:table-cell>
          <table:table-cell office:value-type="string">
            <text:p>a.u.b. (meestal weglaten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lus </text:p>
          </table:table-cell>
          <table:table-cell office:value-type="string">
            <text:p>plus, plusteken ('+'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ointer </text:p>
          </table:table-cell>
          <table:table-cell office:value-type="string">
            <text:p>wijzer</text:p>
          </table:table-cell>
          <table:table-cell table:number-columns-repeated="3"/>
        </table:table-row>
        <table:table-row table:style-name="ro1">
          <table:table-cell office:value-type="string">
            <text:p>ez</text:p>
          </table:table-cell>
          <table:table-cell office:value-type="string">
            <text:p>policy</text:p>
          </table:table-cell>
          <table:table-cell office:value-type="string">
            <text:p>reg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olicy </text:p>
          </table:table-cell>
          <table:table-cell office:value-type="string">
            <text:p>belei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oll </text:p>
          </table:table-cell>
          <table:table-cell office:value-type="string">
            <text:p><text:s/>enquê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ort </text:p>
          </table:table-cell>
          <table:table-cell office:value-type="string">
            <text:p>geschikt maken voor een bepaalde architectuur[ww], poort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ortable </text:p>
          </table:table-cell>
          <table:table-cell office:value-type="string">
            <text:p>overdraagbaa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ortmapper </text:p>
          </table:table-cell>
          <table:table-cell office:value-type="string">
            <text:p>portmapp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ortrait </text:p>
          </table:table-cell>
          <table:table-cell office:value-type="string">
            <text:p>staand (van papier bij afdrukken), portre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osition </text:p>
          </table:table-cell>
          <table:table-cell office:value-type="string">
            <text:p>posi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ositive </text:p>
          </table:table-cell>
          <table:table-cell office:value-type="string">
            <text:p>positief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ost </text:p>
          </table:table-cell>
          <table:table-cell office:value-type="string">
            <text:p><text:s/>plaatsen, inzenden (ww), inzending, bericht (zn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ost </text:p>
          </table:table-cell>
          <table:table-cell office:value-type="string">
            <text:p>posten (v.e. bericht); na-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ost processing </text:p>
          </table:table-cell>
          <table:table-cell office:value-type="string">
            <text:p>nabewerk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ostfix </text:p>
          </table:table-cell>
          <table:table-cell office:value-type="string">
            <text:p>achtervoegs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ostscript </text:p>
          </table:table-cell>
          <table:table-cell office:value-type="string">
            <text:p>postscript; naschrif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ecede </text:p>
          </table:table-cell>
          <table:table-cell office:value-type="string">
            <text:p>voor(af)gaa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ecedence </text:p>
          </table:table-cell>
          <table:table-cell office:value-type="string">
            <text:p>voorra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edicate </text:p>
          </table:table-cell>
          <table:table-cell office:value-type="string">
            <text:p>predikaat, eigenscha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eference </text:p>
          </table:table-cell>
          <table:table-cell office:value-type="string">
            <text:p>voorkeu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eferences </text:p>
          </table:table-cell>
          <table:table-cell office:value-type="string">
            <text:p>voorkeuren, (persoonlijke) instellin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efix </text:p>
          </table:table-cell>
          <table:table-cell office:value-type="string">
            <text:p>voorvoegs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emature </text:p>
          </table:table-cell>
          <table:table-cell office:value-type="string">
            <text:p>voorbari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epend </text:p>
          </table:table-cell>
          <table:table-cell office:value-type="string">
            <text:p>voorvoe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eserve </text:p>
          </table:table-cell>
          <table:table-cell office:value-type="string">
            <text:p>behou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ess </text:p>
          </table:table-cell>
          <table:table-cell office:value-type="string">
            <text:p>druk o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etty-print </text:p>
          </table:table-cell>
          <table:table-cell office:value-type="string">
            <text:p>mooi afdrukk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review </text:p>
          </table:table-cell>
          <table:table-cell office:value-type="string">
            <text:p><text:s/>voorbeeldweergav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eview </text:p>
          </table:table-cell>
          <table:table-cell office:value-type="string">
            <text:p>voorbeeldweergav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revious </text:p>
          </table:table-cell>
          <table:table-cell office:value-type="string">
            <text:p><text:s/>vorig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evious </text:p>
          </table:table-cell>
          <table:table-cell office:value-type="string">
            <text:p>voorafgaand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rimary key </text:p>
          </table:table-cell>
          <table:table-cell office:value-type="string">
            <text:p><text:s/>primaire sleut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int </text:p>
          </table:table-cell>
          <table:table-cell office:value-type="string">
            <text:p>afdruk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int screen </text:p>
          </table:table-cell>
          <table:table-cell office:value-type="string">
            <text:p>schermafdruk(knop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inter </text:p>
          </table:table-cell>
          <table:table-cell office:value-type="string">
            <text:p>print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rinter-friendly </text:p>
          </table:table-cell>
          <table:table-cell office:value-type="string">
            <text:p><text:s/>printervriendelij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iority </text:p>
          </table:table-cell>
          <table:table-cell office:value-type="string">
            <text:p>voorra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rivate </text:p>
          </table:table-cell>
          <table:table-cell office:value-type="string">
            <text:p><text:s/>privé, privaa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ivate </text:p>
          </table:table-cell>
          <table:table-cell office:value-type="string">
            <text:p>persoonlijk, privaa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ocedure </text:p>
          </table:table-cell>
          <table:table-cell office:value-type="string">
            <text:p>functie (programmeertechnisch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ocess </text:p>
          </table:table-cell>
          <table:table-cell office:value-type="string">
            <text:p>behandelen[ww], proces[zn]; processing xxx</text:p>
          </table:table-cell>
          <table:table-cell office:value-type="string">
            <text:p><text:s/>bezig met xxx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processor </text:p>
          </table:table-cell>
          <table:table-cell office:value-type="string">
            <text:p>processor (=CPU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rofile </text:p>
          </table:table-cell>
          <table:table-cell office:value-type="string">
            <text:p><text:s/>profi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ofile </text:p>
          </table:table-cell>
          <table:table-cell office:value-type="string">
            <text:p>de (uitvoer-)tijd meten[ww], gebruikersinstellingen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ogram </text:p>
          </table:table-cell>
          <table:table-cell office:value-type="string">
            <text:p>programm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ogress </text:p>
          </table:table-cell>
          <table:table-cell office:value-type="string">
            <text:p>voortga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omise </text:p>
          </table:table-cell>
          <table:table-cell office:value-type="string">
            <text:p>beloven[ww], belofte[zn]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romoted to the front page </text:p>
          </table:table-cell>
          <table:table-cell office:value-type="string">
            <text:p><text:s/>Zichtbaar op de voorpagin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ompt </text:p>
          </table:table-cell>
          <table:table-cell office:value-type="string">
            <text:p>vragen[ww], prompt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operties </text:p>
          </table:table-cell>
          <table:table-cell office:value-type="string">
            <text:p>eigenschapp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operty </text:p>
          </table:table-cell>
          <table:table-cell office:value-type="string">
            <text:p>eigenscha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otected </text:p>
          </table:table-cell>
          <table:table-cell office:value-type="string">
            <text:p>afgeschermd, beveilig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otocol </text:p>
          </table:table-cell>
          <table:table-cell office:value-type="string">
            <text:p>protoco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rovide </text:p>
          </table:table-cell>
          <table:table-cell office:value-type="string">
            <text:p>aanbieden, voorzien i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rovider </text:p>
          </table:table-cell>
          <table:table-cell office:value-type="string">
            <text:p><text:s/>provid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ublic </text:p>
          </table:table-cell>
          <table:table-cell office:value-type="string">
            <text:p><text:s/>openbaa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ublic </text:p>
          </table:table-cell>
          <table:table-cell office:value-type="string">
            <text:p>algeme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ublic field </text:p>
          </table:table-cell>
          <table:table-cell office:value-type="string">
            <text:p><text:s/>publiek vel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ublish </text:p>
          </table:table-cell>
          <table:table-cell office:value-type="string">
            <text:p>publicer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published </text:p>
          </table:table-cell>
          <table:table-cell office:value-type="string">
            <text:p><text:s/>gepublicee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purge </text:p>
          </table:table-cell>
          <table:table-cell office:value-type="string">
            <text:p>zuiv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Q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qualifier </text:p>
          </table:table-cell>
          <table:table-cell office:value-type="string">
            <text:p>bep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query </text:p>
          </table:table-cell>
          <table:table-cell office:value-type="string">
            <text:p>verzoek[zn], verzoeken, opvragen, aanvragen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queue </text:p>
          </table:table-cell>
          <table:table-cell office:value-type="string">
            <text:p>(wacht-)rij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quit </text:p>
          </table:table-cell>
          <table:table-cell office:value-type="string">
            <text:p>afslui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quota </text:p>
          </table:table-cell>
          <table:table-cell office:value-type="string">
            <text:p>(=disk quota) hoeveelheid beschikbare schijfruim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quote </text:p>
          </table:table-cell>
          <table:table-cell office:value-type="string">
            <text:p>aanhalingsteken (''' of '"'), citaa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adio button </text:p>
          </table:table-cell>
          <table:table-cell office:value-type="string">
            <text:p>keuzerondj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adix </text:p>
          </table:table-cell>
          <table:table-cell office:value-type="string">
            <text:p>radix, grondta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andom </text:p>
          </table:table-cell>
          <table:table-cell office:value-type="string">
            <text:p>willekeuri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andom access memory </text:p>
          </table:table-cell>
          <table:table-cell office:value-type="string">
            <text:p>RAM-geheu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ange </text:p>
          </table:table-cell>
          <table:table-cell office:value-type="string">
            <text:p>berei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ank </text:p>
          </table:table-cell>
          <table:table-cell office:value-type="string">
            <text:p>graad, sta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ate </text:p>
          </table:table-cell>
          <table:table-cell office:value-type="string">
            <text:p>snelheid, ratio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aw </text:p>
          </table:table-cell>
          <table:table-cell office:value-type="string">
            <text:p>ruw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- </text:p>
          </table:table-cell>
          <table:table-cell office:value-type="string">
            <text:p>her-, opnieuw -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ad </text:p>
          </table:table-cell>
          <table:table-cell office:value-type="string">
            <text:p>lez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ead only </text:p>
          </table:table-cell>
          <table:table-cell office:value-type="string">
            <text:p><text:s/>alleen lez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ead/write </text:p>
          </table:table-cell>
          <table:table-cell office:value-type="string">
            <text:p><text:s/>lezen/schrijv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adonly </text:p>
          </table:table-cell>
          <table:table-cell office:value-type="string">
            <text:p>alleen-lezen (mag losser vertaald worden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al </text:p>
          </table:table-cell>
          <table:table-cell office:value-type="string">
            <text:p>(datatype) real[zn], werkelijk[b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alm </text:p>
          </table:table-cell>
          <table:table-cell office:value-type="string">
            <text:p>gebie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ap </text:p>
          </table:table-cell>
          <table:table-cell office:value-type="string">
            <text:p>oogs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ceive </text:p>
          </table:table-cell>
          <table:table-cell office:value-type="string">
            <text:p>ontvan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cipient </text:p>
          </table:table-cell>
          <table:table-cell office:value-type="string">
            <text:p>ontvang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cognize </text:p>
          </table:table-cell>
          <table:table-cell office:value-type="string">
            <text:p>herkennen, unrecognized</text:p>
          </table:table-cell>
          <table:table-cell office:value-type="string">
            <text:p><text:s/>onbekend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record </text:p>
          </table:table-cell>
          <table:table-cell office:value-type="string">
            <text:p>structuur, record, opname[zn]; opnemen[ww]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ecorded </text:p>
          </table:table-cell>
          <table:table-cell office:value-type="string">
            <text:p><text:s/>geregistree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cursion </text:p>
          </table:table-cell>
          <table:table-cell office:value-type="string">
            <text:p>recurs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cursively </text:p>
          </table:table-cell>
          <table:table-cell office:value-type="string">
            <text:p>recursief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cycle bin </text:p>
          </table:table-cell>
          <table:table-cell office:value-type="string">
            <text:p>prullenba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direct </text:p>
          </table:table-cell>
          <table:table-cell office:value-type="string">
            <text:p>omleiden[ww], omleiding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ference </text:p>
          </table:table-cell>
          <table:table-cell office:value-type="string">
            <text:p>verwijzing, cross-~</text:p>
          </table:table-cell>
          <table:table-cell office:value-type="string">
            <text:p><text:s/>verwijzing, de~</text:p>
          </table:table-cell>
          <table:table-cell office:value-type="string">
            <text:p><text:s/>verwijzing, back-~</text:p>
          </table:table-cell>
          <table:table-cell office:value-type="string">
            <text:p><text:s/>terugverwijzing</text:p>
          </table:table-cell>
        </table:table-row>
        <table:table-row table:style-name="ro1">
          <table:table-cell office:value-type="string">
            <text:p>drupal</text:p>
          </table:table-cell>
          <table:table-cell office:value-type="string">
            <text:p>referrer </text:p>
          </table:table-cell>
          <table:table-cell office:value-type="string">
            <text:p><text:s/>verwijz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fresh </text:p>
          </table:table-cell>
          <table:table-cell office:value-type="string">
            <text:p>vernieuw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fuse </text:p>
          </table:table-cell>
          <table:table-cell office:value-type="string">
            <text:p>weig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gexp </text:p>
          </table:table-cell>
          <table:table-cell office:value-type="string">
            <text:p>reguliere expressi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egion </text:p>
          </table:table-cell>
          <table:table-cell office:value-type="string">
            <text:p><text:s/>gebie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gion </text:p>
          </table:table-cell>
          <table:table-cell office:value-type="string">
            <text:p>gebie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gister </text:p>
          </table:table-cell>
          <table:table-cell office:value-type="string">
            <text:p>registreren[ww], register(-variabele) [zn]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egistration </text:p>
          </table:table-cell>
          <table:table-cell office:value-type="string">
            <text:p><text:s/>registra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gular </text:p>
          </table:table-cell>
          <table:table-cell office:value-type="string">
            <text:p>reguli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gular expression </text:p>
          </table:table-cell>
          <table:table-cell office:value-type="string">
            <text:p>reguliere express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hash </text:p>
          </table:table-cell>
          <table:table-cell office:value-type="string">
            <text:p>herfromme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ject </text:p>
          </table:table-cell>
          <table:table-cell office:value-type="string">
            <text:p>verwerp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elated terms </text:p>
          </table:table-cell>
          <table:table-cell office:value-type="string">
            <text:p><text:s/>gerelateerde term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elease </text:p>
          </table:table-cell>
          <table:table-cell office:value-type="string">
            <text:p><text:s/>uitgav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lease </text:p>
          </table:table-cell>
          <table:table-cell office:value-type="string">
            <text:p>uitgave[zn]; uitgeven, vrijgeven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lease notes </text:p>
          </table:table-cell>
          <table:table-cell office:value-type="string">
            <text:p>opmerkingen bij deze uitgav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eload </text:p>
          </table:table-cell>
          <table:table-cell office:value-type="string">
            <text:p><text:s/>vernieuw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mote </text:p>
          </table:table-cell>
          <table:table-cell office:value-type="string">
            <text:p>ver, tele-, op afstand, op een/de andere comput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move </text:p>
          </table:table-cell>
          <table:table-cell office:value-type="string">
            <text:p>verwijd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name </text:p>
          </table:table-cell>
          <table:table-cell office:value-type="string">
            <text:p>hernoem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nder </text:p>
          </table:table-cell>
          <table:table-cell office:value-type="string">
            <text:p>weergave opbouwen, weergev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peat </text:p>
          </table:table-cell>
          <table:table-cell office:value-type="string">
            <text:p>herha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place </text:p>
          </table:table-cell>
          <table:table-cell office:value-type="string">
            <text:p>vervan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plicate </text:p>
          </table:table-cell>
          <table:table-cell office:value-type="string">
            <text:p>kopiër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eply </text:p>
          </table:table-cell>
          <table:table-cell office:value-type="string">
            <text:p><text:s/>beantwoorden (ww), antwoord (zn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ply </text:p>
          </table:table-cell>
          <table:table-cell office:value-type="string">
            <text:p>beantwoorden[ww], antwoord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port </text:p>
          </table:table-cell>
          <table:table-cell office:value-type="string">
            <text:p>rapporteren/mel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quest </text:p>
          </table:table-cell>
          <table:table-cell office:value-type="string">
            <text:p>vragen om[ww], aanvraag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quire </text:p>
          </table:table-cell>
          <table:table-cell office:value-type="string">
            <text:p>vereis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equired </text:p>
          </table:table-cell>
          <table:table-cell office:value-type="string">
            <text:p><text:s/>verplich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eset </text:p>
          </table:table-cell>
          <table:table-cell office:value-type="string">
            <text:p><text:s/>reset, opnieuw instel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set </text:p>
          </table:table-cell>
          <table:table-cell office:value-type="string">
            <text:p>opnieuw instel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solve </text:p>
          </table:table-cell>
          <table:table-cell office:value-type="string">
            <text:p>oplossen (bijv. v. conflict), opzoe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solve hostname </text:p>
          </table:table-cell>
          <table:table-cell office:value-type="string">
            <text:p>hostnaam opzoe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source </text:p>
          </table:table-cell>
          <table:table-cell office:value-type="string">
            <text:p>hulpbro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sponse </text:p>
          </table:table-cell>
          <table:table-cell office:value-type="string">
            <text:p>antwoord, reac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strict </text:p>
          </table:table-cell>
          <table:table-cell office:value-type="string">
            <text:p>beper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stricted </text:p>
          </table:table-cell>
          <table:table-cell office:value-type="string">
            <text:p>verboden, beperk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sult </text:p>
          </table:table-cell>
          <table:table-cell office:value-type="string">
            <text:p>resultaat, antwoor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esults </text:p>
          </table:table-cell>
          <table:table-cell office:value-type="string">
            <text:p><text:s/>resulta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sume </text:p>
          </table:table-cell>
          <table:table-cell office:value-type="string">
            <text:p>hervat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tain </text:p>
          </table:table-cell>
          <table:table-cell office:value-type="string">
            <text:p>aanhou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trieve </text:p>
          </table:table-cell>
          <table:table-cell office:value-type="string">
            <text:p>opzoeken, halen ui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turn </text:p>
          </table:table-cell>
          <table:table-cell office:value-type="string">
            <text:p>terugkeren[ww], Return- of Enter-toets of -teken 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turn receipt </text:p>
          </table:table-cell>
          <table:table-cell office:value-type="string">
            <text:p>ontvangstbevestig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verse </text:p>
          </table:table-cell>
          <table:table-cell office:value-type="string">
            <text:p>ongedaan maken, omker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evert </text:p>
          </table:table-cell>
          <table:table-cell office:value-type="string">
            <text:p><text:s/>terugzet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vert </text:p>
          </table:table-cell>
          <table:table-cell office:value-type="string">
            <text:p>terug naar, terugzet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vived </text:p>
          </table:table-cell>
          <table:table-cell office:value-type="string">
            <text:p>opnieuw tot leven gebrach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voke </text:p>
          </table:table-cell>
          <table:table-cell office:value-type="string">
            <text:p>herroep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wind </text:p>
          </table:table-cell>
          <table:table-cell office:value-type="string">
            <text:p>terugspoe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ewritable cd-rom </text:p>
          </table:table-cell>
          <table:table-cell office:value-type="string">
            <text:p>herbeschrijfbare cdrom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ich text </text:p>
          </table:table-cell>
          <table:table-cell office:value-type="string">
            <text:p><text:s/>opgemaakte teks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ich text </text:p>
          </table:table-cell>
          <table:table-cell office:value-type="string">
            <text:p>opgemaakte teks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oot </text:p>
          </table:table-cell>
          <table:table-cell office:value-type="string">
            <text:p><text:s/>root, to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oot </text:p>
          </table:table-cell>
          <table:table-cell office:value-type="string">
            <text:p>hoofdmap, systeembeheerd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ow </text:p>
          </table:table-cell>
          <table:table-cell office:value-type="string">
            <text:p>rij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rule </text:p>
          </table:table-cell>
          <table:table-cell office:value-type="string">
            <text:p><text:s/>reg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ule </text:p>
          </table:table-cell>
          <table:table-cell office:value-type="string">
            <text:p>(grammaticale) regel, (=ruler) lij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run </text:p>
          </table:table-cell>
          <table:table-cell office:value-type="string">
            <text:p>uitvoeren[ww], doorloop[z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ample </text:p>
          </table:table-cell>
          <table:table-cell office:value-type="string">
            <text:p>voorbeeld, monst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aturation </text:p>
          </table:table-cell>
          <table:table-cell office:value-type="string">
            <text:p>verzadig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ave </text:p>
          </table:table-cell>
          <table:table-cell office:value-type="string">
            <text:p><text:s/>opslaa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ave </text:p>
          </table:table-cell>
          <table:table-cell office:value-type="string">
            <text:p>opslaa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can </text:p>
          </table:table-cell>
          <table:table-cell office:value-type="string">
            <text:p>scannen; zoe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canner </text:p>
          </table:table-cell>
          <table:table-cell office:value-type="string">
            <text:p>(lexicografisch, ihb flex) inleesfunctie; scann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chema </text:p>
          </table:table-cell>
          <table:table-cell office:value-type="string">
            <text:p><text:s/>database-structuu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core </text:p>
          </table:table-cell>
          <table:table-cell office:value-type="string">
            <text:p>score; partituur (v. muziek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creen </text:p>
          </table:table-cell>
          <table:table-cell office:value-type="string">
            <text:p>scher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creensaver </text:p>
          </table:table-cell>
          <table:table-cell office:value-type="string">
            <text:p>schermbeveilig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creenshot </text:p>
          </table:table-cell>
          <table:table-cell office:value-type="string">
            <text:p><text:s/>schermafdru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creenshot </text:p>
          </table:table-cell>
          <table:table-cell office:value-type="string">
            <text:p>schermafbeeld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cript </text:p>
          </table:table-cell>
          <table:table-cell office:value-type="string">
            <text:p>scrip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croll </text:p>
          </table:table-cell>
          <table:table-cell office:value-type="string">
            <text:p>schuiven[ww], schuif-[b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crollbar </text:p>
          </table:table-cell>
          <table:table-cell office:value-type="string">
            <text:p>schuifbalk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earch </text:p>
          </table:table-cell>
          <table:table-cell office:value-type="string">
            <text:p><text:s/>zoe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arch </text:p>
          </table:table-cell>
          <table:table-cell office:value-type="string">
            <text:p>zoe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arch engine </text:p>
          </table:table-cell>
          <table:table-cell office:value-type="string">
            <text:p>zoekmachin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arch path </text:p>
          </table:table-cell>
          <table:table-cell office:value-type="string">
            <text:p>zoekpa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ction </text:p>
          </table:table-cell>
          <table:table-cell office:value-type="string">
            <text:p>secti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ecurity </text:p>
          </table:table-cell>
          <table:table-cell office:value-type="string">
            <text:p><text:s/>beveilig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ed </text:p>
          </table:table-cell>
          <table:table-cell office:value-type="string">
            <text:p>beginwaarde (v. willekeurige getallenreeks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ek </text:p>
          </table:table-cell>
          <table:table-cell office:value-type="string">
            <text:p>seek on &lt;stroom&gt;</text:p>
          </table:table-cell>
          <table:table-cell office:value-type="string">
            <text:p><text:s/>&lt;stroom&gt; positioneren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seek to </text:p>
          </table:table-cell>
          <table:table-cell office:value-type="string">
            <text:p>gaan naa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elect </text:p>
          </table:table-cell>
          <table:table-cell office:value-type="string">
            <text:p><text:s/>select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lect </text:p>
          </table:table-cell>
          <table:table-cell office:value-type="string">
            <text:p>selecteren, mark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micolon </text:p>
          </table:table-cell>
          <table:table-cell office:value-type="string">
            <text:p>puntkomma (';'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end </text:p>
          </table:table-cell>
          <table:table-cell office:value-type="string">
            <text:p><text:s/>verstu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nd </text:p>
          </table:table-cell>
          <table:table-cell office:value-type="string">
            <text:p>zenden, verzenden(bij e-mail e.d.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parate </text:p>
          </table:table-cell>
          <table:table-cell office:value-type="string">
            <text:p>scheiden[ww], afzonderlijk[b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parator </text:p>
          </table:table-cell>
          <table:table-cell office:value-type="string">
            <text:p>scheidingste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quence </text:p>
          </table:table-cell>
          <table:table-cell office:value-type="string">
            <text:p>reek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quential </text:p>
          </table:table-cell>
          <table:table-cell office:value-type="string">
            <text:p>opeenvolg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rif </text:p>
          </table:table-cell>
          <table:table-cell office:value-type="string">
            <text:p>schreef; sans serif</text:p>
          </table:table-cell>
          <table:table-cell office:value-type="string">
            <text:p><text:s/>zonder schreef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server </text:p>
          </table:table-cell>
          <table:table-cell office:value-type="string">
            <text:p>serv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rvice </text:p>
          </table:table-cell>
          <table:table-cell office:value-type="string">
            <text:p>dienst, voorzien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ession </text:p>
          </table:table-cell>
          <table:table-cell office:value-type="string">
            <text:p><text:s/>sess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ssion </text:p>
          </table:table-cell>
          <table:table-cell office:value-type="string">
            <text:p>sess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t </text:p>
          </table:table-cell>
          <table:table-cell office:value-type="string">
            <text:p>set, verzameling[zn]; instellen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tting </text:p>
          </table:table-cell>
          <table:table-cell office:value-type="string">
            <text:p>instell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ettings </text:p>
          </table:table-cell>
          <table:table-cell office:value-type="string">
            <text:p><text:s/>instellingen, soms 'optie'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etup </text:p>
          </table:table-cell>
          <table:table-cell office:value-type="string">
            <text:p>instellen, opzet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hare </text:p>
          </table:table-cell>
          <table:table-cell office:value-type="string">
            <text:p>de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hared </text:p>
          </table:table-cell>
          <table:table-cell office:value-type="string">
            <text:p>gedeel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hell </text:p>
          </table:table-cell>
          <table:table-cell office:value-type="string">
            <text:p>shel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hift </text:p>
          </table:table-cell>
          <table:table-cell office:value-type="string">
            <text:p>shift(toets), opschuiv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hift key </text:p>
          </table:table-cell>
          <table:table-cell office:value-type="string">
            <text:p>shift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hip </text:p>
          </table:table-cell>
          <table:table-cell office:value-type="string">
            <text:p>vrijgeven, uitgeven, beschikbaar stell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hortcut </text:p>
          </table:table-cell>
          <table:table-cell office:value-type="string">
            <text:p><text:s/>snelkoppe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hortcut </text:p>
          </table:table-cell>
          <table:table-cell office:value-type="string">
            <text:p>sneltoets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how </text:p>
          </table:table-cell>
          <table:table-cell office:value-type="string">
            <text:p><text:s/>weergev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how </text:p>
          </table:table-cell>
          <table:table-cell office:value-type="string">
            <text:p>ton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huffle </text:p>
          </table:table-cell>
          <table:table-cell office:value-type="string">
            <text:p>willekeurige volgord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idebar </text:p>
          </table:table-cell>
          <table:table-cell office:value-type="string">
            <text:p><text:s/>zijbal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ign </text:p>
          </table:table-cell>
          <table:table-cell office:value-type="string">
            <text:p>onderteken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ignal </text:p>
          </table:table-cell>
          <table:table-cell office:value-type="string">
            <text:p>signaal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ignature </text:p>
          </table:table-cell>
          <table:table-cell office:value-type="string">
            <text:p><text:s/>ondertekening, signatuu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ignature </text:p>
          </table:table-cell>
          <table:table-cell office:value-type="string">
            <text:p>onderteken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igned </text:p>
          </table:table-cell>
          <table:table-cell office:value-type="string">
            <text:p>ondertek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imilar </text:p>
          </table:table-cell>
          <table:table-cell office:value-type="string">
            <text:p>gelijksoorti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imply </text:p>
          </table:table-cell>
          <table:table-cell office:value-type="string">
            <text:p>eenvoudig (niet</text:p>
          </table:table-cell>
          <table:table-cell office:value-type="string">
            <text:p><text:s/>simpel)</text:p>
          </table:table-cell>
          <table:table-cell table:number-columns-repeated="2"/>
        </table:table-row>
        <table:table-row table:style-name="ro1">
          <table:table-cell office:value-type="string">
            <text:p>drupal</text:p>
          </table:table-cell>
          <table:table-cell office:value-type="string">
            <text:p>single </text:p>
          </table:table-cell>
          <table:table-cell office:value-type="string">
            <text:p><text:s/>enkel</text:p>
          </table:table-cell>
          <table:table-cell table:number-columns-repeated="3"/>
        </table:table-row>
        <table:table-row table:style-name="ro1">
          <table:table-cell office:value-type="string">
            <text:p>ez</text:p>
          </table:table-cell>
          <table:table-cell office:value-type="string">
            <text:p>siteaccess</text:p>
          </table:table-cell>
          <table:table-cell office:value-type="string">
            <text:p>sitetoega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ite-wide </text:p>
          </table:table-cell>
          <table:table-cell office:value-type="string">
            <text:p><text:s/>globaal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ize </text:p>
          </table:table-cell>
          <table:table-cell office:value-type="string">
            <text:p><text:s/>groot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ize </text:p>
          </table:table-cell>
          <table:table-cell office:value-type="string">
            <text:p>grootte, afmet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ize-based </text:p>
          </table:table-cell>
          <table:table-cell office:value-type="string">
            <text:p>op groot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keleton </text:p>
          </table:table-cell>
          <table:table-cell office:value-type="string">
            <text:p>raamwerk, skele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kew </text:p>
          </table:table-cell>
          <table:table-cell office:value-type="string">
            <text:p>schuintrek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kip </text:p>
          </table:table-cell>
          <table:table-cell office:value-type="string">
            <text:p>overslaa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lanted </text:p>
          </table:table-cell>
          <table:table-cell office:value-type="string">
            <text:p>hell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lash </text:p>
          </table:table-cell>
          <table:table-cell office:value-type="string">
            <text:p>slash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lice </text:p>
          </table:table-cell>
          <table:table-cell office:value-type="string">
            <text:p>sned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lot </text:p>
          </table:table-cell>
          <table:table-cell office:value-type="string">
            <text:p>lege/open plaats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miley </text:p>
          </table:table-cell>
          <table:table-cell office:value-type="string">
            <text:p><text:s/>emotico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miley </text:p>
          </table:table-cell>
          <table:table-cell office:value-type="string">
            <text:p>emoticon, smiley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moke </text:p>
          </table:table-cell>
          <table:table-cell office:value-type="string">
            <text:p>ro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napshot </text:p>
          </table:table-cell>
          <table:table-cell office:value-type="string">
            <text:p>schermafdru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ocket </text:p>
          </table:table-cell>
          <table:table-cell office:value-type="string">
            <text:p>socke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oftware </text:p>
          </table:table-cell>
          <table:table-cell office:value-type="string">
            <text:p>programmatuu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ort </text:p>
          </table:table-cell>
          <table:table-cell office:value-type="string">
            <text:p>sorteren; sort key</text:p>
          </table:table-cell>
          <table:table-cell office:value-type="string">
            <text:p><text:s/>sorteersleutel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sound card </text:p>
          </table:table-cell>
          <table:table-cell office:value-type="string">
            <text:p>geluidskaar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ource </text:p>
          </table:table-cell>
          <table:table-cell office:value-type="string">
            <text:p><text:s/>bro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ource </text:p>
          </table:table-cell>
          <table:table-cell office:value-type="string">
            <text:p>bron(-code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pace </text:p>
          </table:table-cell>
          <table:table-cell office:value-type="string">
            <text:p><text:s/>spa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pace </text:p>
          </table:table-cell>
          <table:table-cell office:value-type="string">
            <text:p>spatie(toets, teken), ruimte (ergens tussen), witruim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pace bar </text:p>
          </table:table-cell>
          <table:table-cell office:value-type="string">
            <text:p>spatiebal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pam </text:p>
          </table:table-cell>
          <table:table-cell office:value-type="string">
            <text:p>ongewenste reclame, ongewenste e-mai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parse </text:p>
          </table:table-cell>
          <table:table-cell office:value-type="string">
            <text:p>schaar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pawn </text:p>
          </table:table-cell>
          <table:table-cell office:value-type="string">
            <text:p>voortbren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pecial characters </text:p>
          </table:table-cell>
          <table:table-cell office:value-type="string">
            <text:p>speciale tekens (soms ook diakritische tekens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pecial file </text:p>
          </table:table-cell>
          <table:table-cell office:value-type="string">
            <text:p>apparaatbesta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pecific </text:p>
          </table:table-cell>
          <table:table-cell office:value-type="string">
            <text:p>bepaalde (a specific application</text:p>
          </table:table-cell>
          <table:table-cell office:value-type="string">
            <text:p><text:s/>een bepaalde toepassing)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specification </text:p>
          </table:table-cell>
          <table:table-cell office:value-type="string">
            <text:p>specificat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pecified </text:p>
          </table:table-cell>
          <table:table-cell office:value-type="string">
            <text:p>opgegev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pecifier </text:p>
          </table:table-cell>
          <table:table-cell office:value-type="string">
            <text:p>aanduid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pecify </text:p>
          </table:table-cell>
          <table:table-cell office:value-type="string">
            <text:p><text:s/>aangeven/opgeven/kiezen/specific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pecify </text:p>
          </table:table-cell>
          <table:table-cell office:value-type="string">
            <text:p>aangeven, opgev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pelling checker </text:p>
          </table:table-cell>
          <table:table-cell office:value-type="string">
            <text:p>spellingcontrol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pool </text:p>
          </table:table-cell>
          <table:table-cell office:value-type="string">
            <text:p>mail spool</text:p>
          </table:table-cell>
          <table:table-cell office:value-type="string">
            <text:p><text:s/>map met e-mail; print spool</text:p>
          </table:table-cell>
          <table:table-cell office:value-type="string">
            <text:p><text:s/>map met printopdrachten</text:p>
          </table:table-cell>
          <table:table-cell/>
        </table:table-row>
        <table:table-row table:style-name="ro1">
          <table:table-cell office:value-type="string">
            <text:p>kde</text:p>
          </table:table-cell>
          <table:table-cell office:value-type="string">
            <text:p>spreadsheet </text:p>
          </table:table-cell>
          <table:table-cell office:value-type="string">
            <text:p>rekenbla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queeze </text:p>
          </table:table-cell>
          <table:table-cell office:value-type="string">
            <text:p>squeeze blanks</text:p>
          </table:table-cell>
          <table:table-cell office:value-type="string">
            <text:p><text:s/>meerdere spaties vervangen door één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stack </text:p>
          </table:table-cell>
          <table:table-cell office:value-type="string">
            <text:p>stap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acking </text:p>
          </table:table-cell>
          <table:table-cell office:value-type="string">
            <text:p>stape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ale </text:p>
          </table:table-cell>
          <table:table-cell office:value-type="string">
            <text:p>veroude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arting </text:p>
          </table:table-cell>
          <table:table-cell office:value-type="string">
            <text:p>begin-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at </text:p>
          </table:table-cell>
          <table:table-cell office:value-type="string">
            <text:p>cannot stat &lt;bestand&gt;</text:p>
          </table:table-cell>
          <table:table-cell office:value-type="string">
            <text:p><text:s/>kan de status van &lt;bestand&gt; niet opvragen</text:p>
          </table:table-cell>
          <table:table-cell table:number-columns-repeated="2"/>
        </table:table-row>
        <table:table-row table:style-name="ro1">
          <table:table-cell office:value-type="string">
            <text:p>drupal</text:p>
          </table:table-cell>
          <table:table-cell office:value-type="string">
            <text:p>state </text:p>
          </table:table-cell>
          <table:table-cell office:value-type="string">
            <text:p><text:s/>statu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atic </text:p>
          </table:table-cell>
          <table:table-cell office:value-type="string">
            <text:p>statisch, blijven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tatic page </text:p>
          </table:table-cell>
          <table:table-cell office:value-type="string">
            <text:p><text:s/>statische pagina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tatus </text:p>
          </table:table-cell>
          <table:table-cell office:value-type="string">
            <text:p><text:s/>status, toesta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atus </text:p>
          </table:table-cell>
          <table:table-cell office:value-type="string">
            <text:p>statu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derr </text:p>
          </table:table-cell>
          <table:table-cell office:value-type="string">
            <text:p>standaard foutuitvo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din </text:p>
          </table:table-cell>
          <table:table-cell office:value-type="string">
            <text:p>standaard invo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dio </text:p>
          </table:table-cell>
          <table:table-cell office:value-type="string">
            <text:p>standaard in- en uitvo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dout </text:p>
          </table:table-cell>
          <table:table-cell office:value-type="string">
            <text:p>standaard uitvo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ticky </text:p>
          </table:table-cell>
          <table:table-cell office:value-type="string">
            <text:p><text:s/>vastgeplakt (sticky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op </text:p>
          </table:table-cell>
          <table:table-cell office:value-type="string">
            <text:p>stopp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tory </text:p>
          </table:table-cell>
          <table:table-cell office:value-type="string">
            <text:p><text:s/>verhaa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ory </text:p>
          </table:table-cell>
          <table:table-cell office:value-type="string">
            <text:p>verhaa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ream </text:p>
          </table:table-cell>
          <table:table-cell office:value-type="string">
            <text:p>stroom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tream wrapper </text:p>
          </table:table-cell>
          <table:table-cell office:value-type="string">
            <text:p><text:s/>stream wrapp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ring </text:p>
          </table:table-cell>
          <table:table-cell office:value-type="string">
            <text:p>letter- of tekenreeks (-rij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trings </text:p>
          </table:table-cell>
          <table:table-cell office:value-type="string">
            <text:p><text:s/>tekenreeks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rip </text:p>
          </table:table-cell>
          <table:table-cell office:value-type="string">
            <text:p>stripp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ruct </text:p>
          </table:table-cell>
          <table:table-cell office:value-type="string">
            <text:p>structuu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tyle (core image module) </text:p>
          </table:table-cell>
          <table:table-cell office:value-type="string">
            <text:p><text:s/>stij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tyle sheet </text:p>
          </table:table-cell>
          <table:table-cell office:value-type="string">
            <text:p>stijlbla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ubject </text:p>
          </table:table-cell>
          <table:table-cell office:value-type="string">
            <text:p><text:s/>onderwerp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ubmission </text:p>
          </table:table-cell>
          <table:table-cell office:value-type="string">
            <text:p><text:s/>inzend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ubmission guidelines </text:p>
          </table:table-cell>
          <table:table-cell office:value-type="string">
            <text:p><text:s/>indienrichtlijn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ubmit </text:p>
          </table:table-cell>
          <table:table-cell office:value-type="string">
            <text:p><text:s/>indien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ubscribe </text:p>
          </table:table-cell>
          <table:table-cell office:value-type="string">
            <text:p><text:s/>inschrijv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bscribe </text:p>
          </table:table-cell>
          <table:table-cell office:value-type="string">
            <text:p>inschrijven, aanmeld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ubscriber </text:p>
          </table:table-cell>
          <table:table-cell office:value-type="string">
            <text:p><text:s/>abonne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bscript </text:p>
          </table:table-cell>
          <table:table-cell office:value-type="string">
            <text:p>index</text:p>
          </table:table-cell>
          <table:table-cell table:number-columns-repeated="3"/>
        </table:table-row>
        <table:table-row table:style-name="ro1">
          <table:table-cell office:value-type="string">
            <text:p>ez</text:p>
          </table:table-cell>
          <table:table-cell office:value-type="string">
            <text:p>subscription</text:p>
          </table:table-cell>
          <table:table-cell office:value-type="string">
            <text:p>inschrijv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bstitution </text:p>
          </table:table-cell>
          <table:table-cell office:value-type="string">
            <text:p>vervang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bstring </text:p>
          </table:table-cell>
          <table:table-cell office:value-type="string">
            <text:p>deelreek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ccess </text:p>
          </table:table-cell>
          <table:table-cell office:value-type="string">
            <text:p>succes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uffix </text:p>
          </table:table-cell>
          <table:table-cell office:value-type="string">
            <text:p><text:s/>suffix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ffix </text:p>
          </table:table-cell>
          <table:table-cell office:value-type="string">
            <text:p>achtervoegs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ggest </text:p>
          </table:table-cell>
          <table:table-cell office:value-type="string">
            <text:p>aanbevelen, suggerer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ummary page </text:p>
          </table:table-cell>
          <table:table-cell office:value-type="string">
            <text:p><text:s/>overzichtspagina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per user </text:p>
          </table:table-cell>
          <table:table-cell office:value-type="string">
            <text:p>systeembeheerd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perblock </text:p>
          </table:table-cell>
          <table:table-cell office:value-type="string">
            <text:p>superblo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perfluous </text:p>
          </table:table-cell>
          <table:table-cell office:value-type="string">
            <text:p>overbodi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perscript </text:p>
          </table:table-cell>
          <table:table-cell office:value-type="string">
            <text:p>superscrip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pport </text:p>
          </table:table-cell>
          <table:table-cell office:value-type="string">
            <text:p>ondersteun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ppress </text:p>
          </table:table-cell>
          <table:table-cell office:value-type="string">
            <text:p>onderdruk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spend </text:p>
          </table:table-cell>
          <table:table-cell office:value-type="string">
            <text:p>uitstell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uspicious </text:p>
          </table:table-cell>
          <table:table-cell office:value-type="string">
            <text:p><text:s/>verdach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ustain </text:p>
          </table:table-cell>
          <table:table-cell office:value-type="string">
            <text:p>aanhou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wallowed </text:p>
          </table:table-cell>
          <table:table-cell office:value-type="string">
            <text:p>ingebed, opgenom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wap </text:p>
          </table:table-cell>
          <table:table-cell office:value-type="string">
            <text:p>omkeren[ww], swap[zn]; swap file/disk</text:p>
          </table:table-cell>
          <table:table-cell office:value-type="string">
            <text:p><text:s/>wisselbestand/-schijf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symbol </text:p>
          </table:table-cell>
          <table:table-cell office:value-type="string">
            <text:p>symbool, te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ymbolic link </text:p>
          </table:table-cell>
          <table:table-cell office:value-type="string">
            <text:p>symbolische koppe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ymlink </text:p>
          </table:table-cell>
          <table:table-cell office:value-type="string">
            <text:p>(=symbolic link)</text:p>
          </table:table-cell>
          <table:table-cell office:value-type="string">
            <text:p><text:s/>symbolische koppeling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sync </text:p>
          </table:table-cell>
          <table:table-cell office:value-type="string">
            <text:p>(=synchronize)</text:p>
          </table:table-cell>
          <table:table-cell office:value-type="string">
            <text:p><text:s/>synchroniseren</text:p>
          </table:table-cell>
          <table:table-cell table:number-columns-repeated="2"/>
        </table:table-row>
        <table:table-row table:style-name="ro1">
          <table:table-cell office:value-type="string">
            <text:p>drupal</text:p>
          </table:table-cell>
          <table:table-cell office:value-type="string">
            <text:p>syndicated content </text:p>
          </table:table-cell>
          <table:table-cell office:value-type="string">
            <text:p><text:s/>gesyndiceerde inhou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ynonyms </text:p>
          </table:table-cell>
          <table:table-cell office:value-type="string">
            <text:p><text:s/>synoniem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yntax </text:p>
          </table:table-cell>
          <table:table-cell office:value-type="string">
            <text:p>syntaxis, schrijfwijz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yntax error </text:p>
          </table:table-cell>
          <table:table-cell office:value-type="string">
            <text:p>syntaxisfou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yntax highlighting </text:p>
          </table:table-cell>
          <table:table-cell office:value-type="string">
            <text:p>accentuer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syslog </text:p>
          </table:table-cell>
          <table:table-cell office:value-type="string">
            <text:p><text:s/>syslo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ystem </text:p>
          </table:table-cell>
          <table:table-cell office:value-type="string">
            <text:p>systee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ystem call </text:p>
          </table:table-cell>
          <table:table-cell office:value-type="string">
            <text:p>systeemfunctie, systeemaanroe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system disk </text:p>
          </table:table-cell>
          <table:table-cell office:value-type="string">
            <text:p>systeemschijf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ab </text:p>
          </table:table-cell>
          <table:table-cell office:value-type="string">
            <text:p><text:s/>tabbla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ab </text:p>
          </table:table-cell>
          <table:table-cell office:value-type="string">
            <text:p>tab; tab width</text:p>
          </table:table-cell>
          <table:table-cell office:value-type="string">
            <text:p><text:s/>tablengte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tab key </text:p>
          </table:table-cell>
          <table:table-cell office:value-type="string">
            <text:p>tabtoets, tabulatortoet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able </text:p>
          </table:table-cell>
          <table:table-cell office:value-type="string">
            <text:p>tab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able of contents </text:p>
          </table:table-cell>
          <table:table-cell office:value-type="string">
            <text:p>inhoudsopgav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abulator key </text:p>
          </table:table-cell>
          <table:table-cell office:value-type="string">
            <text:p>tabtoets, tabulatortoets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ag </text:p>
          </table:table-cell>
          <table:table-cell office:value-type="string">
            <text:p><text:s/>lab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ag </text:p>
          </table:table-cell>
          <table:table-cell office:value-type="string">
            <text:p>merk(teken), tag, element (in HTML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ape </text:p>
          </table:table-cell>
          <table:table-cell office:value-type="string">
            <text:p>ba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arball </text:p>
          </table:table-cell>
          <table:table-cell office:value-type="string">
            <text:p>tar-archief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arget </text:p>
          </table:table-cell>
          <table:table-cell office:value-type="string">
            <text:p>doel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arget directory </text:p>
          </table:table-cell>
          <table:table-cell office:value-type="string">
            <text:p><text:s/>doelmap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axonomy </text:p>
          </table:table-cell>
          <table:table-cell office:value-type="string">
            <text:p><text:s/>taxonomi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easer </text:p>
          </table:table-cell>
          <table:table-cell office:value-type="string">
            <text:p><text:s/>teas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emplate </text:p>
          </table:table-cell>
          <table:table-cell office:value-type="string">
            <text:p><text:s/>template (gewijzigd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emplate </text:p>
          </table:table-cell>
          <table:table-cell office:value-type="string">
            <text:p>sjabloon[ww], model-[b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emporary </text:p>
          </table:table-cell>
          <table:table-cell office:value-type="string">
            <text:p>tijdelijk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erm </text:p>
          </table:table-cell>
          <table:table-cell office:value-type="string">
            <text:p><text:s/>ter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erm </text:p>
          </table:table-cell>
          <table:table-cell office:value-type="string">
            <text:p>term, tijdsbeste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erminal </text:p>
          </table:table-cell>
          <table:table-cell office:value-type="string">
            <text:p>termina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erminate </text:p>
          </table:table-cell>
          <table:table-cell office:value-type="string">
            <text:p>afsluiten (alle bet.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ext </text:p>
          </table:table-cell>
          <table:table-cell office:value-type="string">
            <text:p>teks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ext area </text:p>
          </table:table-cell>
          <table:table-cell office:value-type="string">
            <text:p><text:s/>tekstvel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ext editor </text:p>
          </table:table-cell>
          <table:table-cell office:value-type="string">
            <text:p>tekstedito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ext format </text:p>
          </table:table-cell>
          <table:table-cell office:value-type="string">
            <text:p><text:s/>Tekstopmaak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heme </text:p>
          </table:table-cell>
          <table:table-cell office:value-type="string">
            <text:p><text:s/>thema (gewijzigd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heme </text:p>
          </table:table-cell>
          <table:table-cell office:value-type="string">
            <text:p>thema, stijl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heme engine </text:p>
          </table:table-cell>
          <table:table-cell office:value-type="string">
            <text:p><text:s/>template-machin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hread </text:p>
          </table:table-cell>
          <table:table-cell office:value-type="string">
            <text:p>thread (in programmeren); discussie (serie e-mailberichten over bep. onderwerp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hreshold </text:p>
          </table:table-cell>
          <table:table-cell office:value-type="string">
            <text:p><text:s/>drempelwaard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hreshold </text:p>
          </table:table-cell>
          <table:table-cell office:value-type="string">
            <text:p>drempel(-waarde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hrottle </text:p>
          </table:table-cell>
          <table:table-cell office:value-type="string">
            <text:p><text:s/>afknijpen (throttle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humbnail </text:p>
          </table:table-cell>
          <table:table-cell office:value-type="string">
            <text:p><text:s/>miniatuu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humbnail </text:p>
          </table:table-cell>
          <table:table-cell office:value-type="string">
            <text:p>miniatuurvoorbeeld, voorbeel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ilde ('~') </text:p>
          </table:table-cell>
          <table:table-cell office:value-type="string">
            <text:p>tild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ime </text:p>
          </table:table-cell>
          <table:table-cell office:value-type="string">
            <text:p><text:s/>tij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ime zone </text:p>
          </table:table-cell>
          <table:table-cell office:value-type="string">
            <text:p><text:s/>tijdzon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imed out </text:p>
          </table:table-cell>
          <table:table-cell office:value-type="string">
            <text:p>(bijv. van verbinding</text:p>
          </table:table-cell>
          <table:table-cell office:value-type="string">
            <text:p>) ... kwam niet tot stand binnen de tijdslimiet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timeout </text:p>
          </table:table-cell>
          <table:table-cell office:value-type="string">
            <text:p>tijdslimiet, verlooptij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imestamp </text:p>
          </table:table-cell>
          <table:table-cell office:value-type="string">
            <text:p>tij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imezone </text:p>
          </table:table-cell>
          <table:table-cell office:value-type="string">
            <text:p>tijdzon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itle </text:p>
          </table:table-cell>
          <table:table-cell office:value-type="string">
            <text:p>tite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o boot </text:p>
          </table:table-cell>
          <table:table-cell office:value-type="string">
            <text:p>opstart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o browse </text:p>
          </table:table-cell>
          <table:table-cell office:value-type="string">
            <text:p>blad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o copy </text:p>
          </table:table-cell>
          <table:table-cell office:value-type="string">
            <text:p>kopië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o save </text:p>
          </table:table-cell>
          <table:table-cell office:value-type="string">
            <text:p>opslaa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o upgrade, to refresh </text:p>
          </table:table-cell>
          <table:table-cell office:value-type="string">
            <text:p>bijwerken, vernieuw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oc </text:p>
          </table:table-cell>
          <table:table-cell office:value-type="string">
            <text:p>(=table of contents)</text:p>
          </table:table-cell>
          <table:table-cell office:value-type="string">
            <text:p><text:s/>inhoudsopgave</text:p>
          </table:table-cell>
          <table:table-cell table:number-columns-repeated="2"/>
        </table:table-row>
        <table:table-row table:style-name="ro1">
          <table:table-cell office:value-type="string">
            <text:p>drupal</text:p>
          </table:table-cell>
          <table:table-cell office:value-type="string">
            <text:p>toggle </text:p>
          </table:table-cell>
          <table:table-cell office:value-type="string">
            <text:p><text:s/>wisselen, schake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oken </text:p>
          </table:table-cell>
          <table:table-cell office:value-type="string">
            <text:p>(lexicografisch) eenheid, woo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oolbar </text:p>
          </table:table-cell>
          <table:table-cell office:value-type="string">
            <text:p>werkbalk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oolkit </text:p>
          </table:table-cell>
          <table:table-cell office:value-type="string">
            <text:p><text:s/>toolki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ools </text:p>
          </table:table-cell>
          <table:table-cell office:value-type="string">
            <text:p>hulpmiddel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ooltip </text:p>
          </table:table-cell>
          <table:table-cell office:value-type="string">
            <text:p>tekstballon, hulpballo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op-level </text:p>
          </table:table-cell>
          <table:table-cell office:value-type="string">
            <text:p><text:s/>topniveau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opic </text:p>
          </table:table-cell>
          <table:table-cell office:value-type="string">
            <text:p><text:s/>topic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race </text:p>
          </table:table-cell>
          <table:table-cell office:value-type="string">
            <text:p>volg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rack </text:p>
          </table:table-cell>
          <table:table-cell office:value-type="string">
            <text:p><text:s/>volgen (ww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rack </text:p>
          </table:table-cell>
          <table:table-cell office:value-type="string">
            <text:p>spoor[zn], volgen[ww]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rackback </text:p>
          </table:table-cell>
          <table:table-cell office:value-type="string">
            <text:p><text:s/>trackback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racker </text:p>
          </table:table-cell>
          <table:table-cell office:value-type="string">
            <text:p><text:s/>Tracker (modulenaam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raditional </text:p>
          </table:table-cell>
          <table:table-cell office:value-type="string">
            <text:p>traditioneel, gebruikelijk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rafic </text:p>
          </table:table-cell>
          <table:table-cell office:value-type="string">
            <text:p><text:s/>dataverke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railing </text:p>
          </table:table-cell>
          <table:table-cell office:value-type="string">
            <text:p>achter(af)kom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ransfer </text:p>
          </table:table-cell>
          <table:table-cell office:value-type="string">
            <text:p>overdrach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ransient </text:p>
          </table:table-cell>
          <table:table-cell office:value-type="string">
            <text:p>tijdelijk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ranslation package </text:p>
          </table:table-cell>
          <table:table-cell office:value-type="string">
            <text:p><text:s/>vertaalpakke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ransmission </text:p>
          </table:table-cell>
          <table:table-cell office:value-type="string">
            <text:p>transmiss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ransparent </text:p>
          </table:table-cell>
          <table:table-cell office:value-type="string">
            <text:p>transparant, doorschijn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rap </text:p>
          </table:table-cell>
          <table:table-cell office:value-type="string">
            <text:p>afvangen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rashcan </text:p>
          </table:table-cell>
          <table:table-cell office:value-type="string">
            <text:p>prullenba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ray </text:p>
          </table:table-cell>
          <table:table-cell office:value-type="string">
            <text:p>vak, systeemvak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rigger </text:p>
          </table:table-cell>
          <table:table-cell office:value-type="string">
            <text:p><text:s/>trigg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rimmed version </text:p>
          </table:table-cell>
          <table:table-cell office:value-type="string">
            <text:p><text:s/>ingekorte vers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runcate </text:p>
          </table:table-cell>
          <table:table-cell office:value-type="string">
            <text:p>afkappen (zie cut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rust </text:p>
          </table:table-cell>
          <table:table-cell office:value-type="string">
            <text:p>vertrouw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ty </text:p>
          </table:table-cell>
          <table:table-cell office:value-type="string">
            <text:p>termina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utorial </text:p>
          </table:table-cell>
          <table:table-cell office:value-type="string">
            <text:p>handleiding, inleiding; hulpteks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ype </text:p>
          </table:table-cell>
          <table:table-cell office:value-type="string">
            <text:p><text:s/>typ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ype </text:p>
          </table:table-cell>
          <table:table-cell office:value-type="string">
            <text:p>typen[ww], type, soort[zn]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types </text:p>
          </table:table-cell>
          <table:table-cell office:value-type="string">
            <text:p><text:s/>type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types </text:p>
          </table:table-cell>
          <table:table-cell office:value-type="string">
            <text:p>typen[meerv. van type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id </text:p>
          </table:table-cell>
          <table:table-cell office:value-type="string">
            <text:p>gebruikersnumm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ary </text:p>
          </table:table-cell>
          <table:table-cell office:value-type="string">
            <text:p>unai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balanced </text:p>
          </table:table-cell>
          <table:table-cell office:value-type="string">
            <text:p>ongebalancee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clutter </text:p>
          </table:table-cell>
          <table:table-cell office:value-type="string">
            <text:p>opruim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compress </text:p>
          </table:table-cell>
          <table:table-cell office:value-type="string">
            <text:p>uitpakken, decomprimeren (oud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derflow </text:p>
          </table:table-cell>
          <table:table-cell office:value-type="string">
            <text:p>onderloop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underscore </text:p>
          </table:table-cell>
          <table:table-cell office:value-type="string">
            <text:p><text:s/>onderstrepingste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derscore </text:p>
          </table:table-cell>
          <table:table-cell office:value-type="string">
            <text:p>laag liggend streepje ('_')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undo </text:p>
          </table:table-cell>
          <table:table-cell office:value-type="string">
            <text:p><text:s/>ongedaan ma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do </text:p>
          </table:table-cell>
          <table:table-cell office:value-type="string">
            <text:p>ongedaan ma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expected </text:p>
          </table:table-cell>
          <table:table-cell office:value-type="string">
            <text:p>onverwach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ified </text:p>
          </table:table-cell>
          <table:table-cell office:value-type="string">
            <text:p>samengevoeg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ify </text:p>
          </table:table-cell>
          <table:table-cell office:value-type="string">
            <text:p>samenvoe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ion </text:p>
          </table:table-cell>
          <table:table-cell office:value-type="string">
            <text:p>(als struct) verenig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Unix timestamp </text:p>
          </table:table-cell>
          <table:table-cell office:value-type="string">
            <text:p><text:s/>Unix-tijdstip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known </text:p>
          </table:table-cell>
          <table:table-cell office:value-type="string">
            <text:p>onbeken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unlimited </text:p>
          </table:table-cell>
          <table:table-cell office:value-type="string">
            <text:p><text:s/>onbeperk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link </text:p>
          </table:table-cell>
          <table:table-cell office:value-type="string">
            <text:p>ontkoppelen, losmak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lock </text:p>
          </table:table-cell>
          <table:table-cell office:value-type="string">
            <text:p>losmaken[ww], ontsluiten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matched </text:p>
          </table:table-cell>
          <table:table-cell office:value-type="string">
            <text:p>niet overeenkomend; onovertroff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matched xxx </text:p>
          </table:table-cell>
          <table:table-cell office:value-type="string">
            <text:p>xxx komt niet overe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mount </text:p>
          </table:table-cell>
          <table:table-cell office:value-type="string">
            <text:p>(v.e. bestandssysteem) afkoppelen, (oud</text:p>
          </table:table-cell>
          <table:table-cell office:value-type="string">
            <text:p><text:s/>losmaken)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unrecognized </text:p>
          </table:table-cell>
          <table:table-cell office:value-type="string">
            <text:p>niet herkende, onbeke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signed </text:p>
          </table:table-cell>
          <table:table-cell office:value-type="string">
            <text:p>positief (van integer); niet ondertekend (van e-mail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subscribe </text:p>
          </table:table-cell>
          <table:table-cell office:value-type="string">
            <text:p>opzeggen, afmel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ntitled </text:p>
          </table:table-cell>
          <table:table-cell office:value-type="string">
            <text:p>naamloos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up </text:p>
          </table:table-cell>
          <table:table-cell office:value-type="string">
            <text:p><text:s/>omhoo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p-to-date </text:p>
          </table:table-cell>
          <table:table-cell office:value-type="string">
            <text:p>bijgewerkt, up-to-dat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update </text:p>
          </table:table-cell>
          <table:table-cell office:value-type="string">
            <text:p><text:s/>bijwerken (ww), update (zn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pdate </text:p>
          </table:table-cell>
          <table:table-cell office:value-type="string">
            <text:p>bijwerken[ww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pgrade </text:p>
          </table:table-cell>
          <table:table-cell office:value-type="string">
            <text:p>opwaarderen[ww], nieuwere versi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upload </text:p>
          </table:table-cell>
          <table:table-cell office:value-type="string">
            <text:p><text:s/>upload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pload </text:p>
          </table:table-cell>
          <table:table-cell office:value-type="string">
            <text:p>upload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url </text:p>
          </table:table-cell>
          <table:table-cell office:value-type="string">
            <text:p><text:s/>UR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sage </text:p>
          </table:table-cell>
          <table:table-cell office:value-type="string">
            <text:p>gebruik; `usage</text:p>
          </table:table-cell>
          <table:table-cell office:value-type="string">
            <text:p><text:s/>xxx' </text:p>
          </table:table-cell>
          <table:table-cell office:value-type="string">
            <text:p><text:s/>`aanroep</text:p>
          </table:table-cell>
          <table:table-cell office:value-type="string">
            <text:p><text:s/>xxx'</text:p>
          </table:table-cell>
        </table:table-row>
        <table:table-row table:style-name="ro1">
          <table:table-cell office:value-type="string">
            <text:p>drupal</text:p>
          </table:table-cell>
          <table:table-cell office:value-type="string">
            <text:p>user </text:p>
          </table:table-cell>
          <table:table-cell office:value-type="string">
            <text:p><text:s/>gebruik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ser </text:p>
          </table:table-cell>
          <table:table-cell office:value-type="string">
            <text:p>gebruik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user comments </text:p>
          </table:table-cell>
          <table:table-cell office:value-type="string">
            <text:p><text:s/>gebruikersreactie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ser friendly </text:p>
          </table:table-cell>
          <table:table-cell office:value-type="string">
            <text:p>gebruikersvriendelijk (let op</text:p>
          </table:table-cell>
          <table:table-cell office:value-type="string">
            <text:p><text:s/>niet</text:p>
          </table:table-cell>
          <table:table-cell office:value-type="string">
            <text:p><text:s/>gebruiksvriendelijk)</text:p>
          </table:table-cell>
          <table:table-cell/>
        </table:table-row>
        <table:table-row table:style-name="ro1">
          <table:table-cell office:value-type="string">
            <text:p>drupal</text:p>
          </table:table-cell>
          <table:table-cell office:value-type="string">
            <text:p>user profile </text:p>
          </table:table-cell>
          <table:table-cell office:value-type="string">
            <text:p><text:s/>gebruikersprofiel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user role </text:p>
          </table:table-cell>
          <table:table-cell office:value-type="string">
            <text:p><text:s/>gebruikersro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username </text:p>
          </table:table-cell>
          <table:table-cell office:value-type="string">
            <text:p>gebruikersnaam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alid </text:p>
          </table:table-cell>
          <table:table-cell office:value-type="string">
            <text:p>geldi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alue </text:p>
          </table:table-cell>
          <table:table-cell office:value-type="string">
            <text:p>waard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ariable </text:p>
          </table:table-cell>
          <table:table-cell office:value-type="string">
            <text:p>variabele[zn], wisselend[bn]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ector </text:p>
          </table:table-cell>
          <table:table-cell office:value-type="string">
            <text:p>vecto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erbatim </text:p>
          </table:table-cell>
          <table:table-cell office:value-type="string">
            <text:p>letterlij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erbose </text:p>
          </table:table-cell>
          <table:table-cell office:value-type="string">
            <text:p>veel informatie gev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verified </text:p>
          </table:table-cell>
          <table:table-cell office:value-type="string">
            <text:p><text:s/>gecontroleer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erify </text:p>
          </table:table-cell>
          <table:table-cell office:value-type="string">
            <text:p>control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ersion </text:p>
          </table:table-cell>
          <table:table-cell office:value-type="string">
            <text:p>versi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ideoboard </text:p>
          </table:table-cell>
          <table:table-cell office:value-type="string">
            <text:p>grafische kaart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view </text:p>
          </table:table-cell>
          <table:table-cell office:value-type="string">
            <text:p><text:s/>weergeven (ww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iew </text:p>
          </table:table-cell>
          <table:table-cell office:value-type="string">
            <text:p>weergeven, tonen (tonen heeft de voorkeur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iolation </text:p>
          </table:table-cell>
          <table:table-cell office:value-type="string">
            <text:p>schend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irtual </text:p>
          </table:table-cell>
          <table:table-cell office:value-type="string">
            <text:p>virtueel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visibility </text:p>
          </table:table-cell>
          <table:table-cell office:value-type="string">
            <text:p><text:s/>zichtbaarheid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visit </text:p>
          </table:table-cell>
          <table:table-cell office:value-type="string">
            <text:p><text:s/>bezoek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visitor </text:p>
          </table:table-cell>
          <table:table-cell office:value-type="string">
            <text:p><text:s/>bezoeker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vocabulary </text:p>
          </table:table-cell>
          <table:table-cell office:value-type="string">
            <text:p><text:s/>woordenlijs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olatile </text:p>
          </table:table-cell>
          <table:table-cell office:value-type="string">
            <text:p>vluchti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volume </text:p>
          </table:table-cell>
          <table:table-cell office:value-type="string">
            <text:p>deel; multi volume</text:p>
          </table:table-cell>
          <table:table-cell office:value-type="string">
            <text:p><text:s/>meerdelig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volume label </text:p>
          </table:table-cell>
          <table:table-cell office:value-type="string">
            <text:p>schijfnaam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vote </text:p>
          </table:table-cell>
          <table:table-cell office:value-type="string">
            <text:p><text:s/>stem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vote </text:p>
          </table:table-cell>
          <table:table-cell office:value-type="string">
            <text:p><text:s/>stemm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allet </text:p>
          </table:table-cell>
          <table:table-cell office:value-type="string">
            <text:p>portefeuill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arning </text:p>
          </table:table-cell>
          <table:table-cell office:value-type="string">
            <text:p>let op, waarschuwing(preventief); warning-</text:p>
          </table:table-cell>
          <table:table-cell office:value-type="string">
            <text:p><text:s/>waarschuwings-</text:p>
          </table:table-cell>
          <table:table-cell table:number-columns-repeated="2"/>
        </table:table-row>
        <table:table-row table:style-name="ro1">
          <table:table-cell office:value-type="string">
            <text:p>kde</text:p>
          </table:table-cell>
          <table:table-cell office:value-type="string">
            <text:p>warp </text:p>
          </table:table-cell>
          <table:table-cell office:value-type="string">
            <text:p>verspring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arranty </text:p>
          </table:table-cell>
          <table:table-cell office:value-type="string">
            <text:p>garanti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watchdog </text:p>
          </table:table-cell>
          <table:table-cell office:value-type="string">
            <text:p><text:s/>waakhon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eak </text:p>
          </table:table-cell>
          <table:table-cell office:value-type="string">
            <text:p>kwetsbaar, zwak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eb portal </text:p>
          </table:table-cell>
          <table:table-cell office:value-type="string">
            <text:p>webportaal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eb site </text:p>
          </table:table-cell>
          <table:table-cell office:value-type="string">
            <text:p>website, webstek, webpagina, internetpagina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webpage </text:p>
          </table:table-cell>
          <table:table-cell office:value-type="string">
            <text:p><text:s/>webpagina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website </text:p>
          </table:table-cell>
          <table:table-cell office:value-type="string">
            <text:p><text:s/>websi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eird </text:p>
          </table:table-cell>
          <table:table-cell office:value-type="string">
            <text:p>merkwaardig, vreem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hat's related </text:p>
          </table:table-cell>
          <table:table-cell office:value-type="string">
            <text:p>verwante onderwerpen, zie ook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white space </text:p>
          </table:table-cell>
          <table:table-cell office:value-type="string">
            <text:p><text:s/>witruim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hitespace </text:p>
          </table:table-cell>
          <table:table-cell office:value-type="string">
            <text:p>witruimte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widget </text:p>
          </table:table-cell>
          <table:table-cell office:value-type="string">
            <text:p><text:s/>widge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idget </text:p>
          </table:table-cell>
          <table:table-cell office:value-type="string">
            <text:p>widget, onderdeel, element (v.e. grafische interface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idth </text:p>
          </table:table-cell>
          <table:table-cell office:value-type="string">
            <text:p>breed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ildcard </text:p>
          </table:table-cell>
          <table:table-cell office:value-type="string">
            <text:p>jokertek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window </text:p>
          </table:table-cell>
          <table:table-cell office:value-type="string">
            <text:p><text:s/>venst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indow </text:p>
          </table:table-cell>
          <table:table-cell office:value-type="string">
            <text:p>venster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indow manager </text:p>
          </table:table-cell>
          <table:table-cell office:value-type="string">
            <text:p>windowmanager</text:p>
          </table:table-cell>
          <table:table-cell table:number-columns-repeated="3"/>
        </table:table-row>
        <table:table-row table:style-name="ro1">
          <table:table-cell office:value-type="string">
            <text:p>ez</text:p>
          </table:table-cell>
          <table:table-cell office:value-type="string">
            <text:p>wish list</text:p>
          </table:table-cell>
          <table:table-cell office:value-type="string">
            <text:p>wensenlijstj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izard </text:p>
          </table:table-cell>
          <table:table-cell office:value-type="string">
            <text:p>assistent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ord </text:p>
          </table:table-cell>
          <table:table-cell office:value-type="string">
            <text:p>woord(alle bet.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ord wrap </text:p>
          </table:table-cell>
          <table:table-cell office:value-type="string">
            <text:p>regels afbreken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workflow </text:p>
          </table:table-cell>
          <table:table-cell office:value-type="string">
            <text:p><text:s/>workflow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orkspace </text:p>
          </table:table-cell>
          <table:table-cell office:value-type="string">
            <text:p>werkruimte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orld wide web </text:p>
          </table:table-cell>
          <table:table-cell office:value-type="string">
            <text:p>wereldwijde web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rap </text:p>
          </table:table-cell>
          <table:table-cell office:value-type="string">
            <text:p>doorlopen, afbreken (van regels)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rap around </text:p>
          </table:table-cell>
          <table:table-cell office:value-type="string">
            <text:p>doorlopen, terugkom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rite </text:p>
          </table:table-cell>
          <table:table-cell office:value-type="string">
            <text:p>schrijv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rite protected </text:p>
          </table:table-cell>
          <table:table-cell office:value-type="string">
            <text:p>tegen schrijven beveiligd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write-protection </text:p>
          </table:table-cell>
          <table:table-cell office:value-type="string">
            <text:p>schrijfbeveiliging</text:p>
          </table:table-cell>
          <table:table-cell table:number-columns-repeated="3"/>
        </table:table-row>
        <table:table-row table:style-name="ro1">
          <table:table-cell office:value-type="string">
            <text:p>drupal</text:p>
          </table:table-cell>
          <table:table-cell office:value-type="string">
            <text:p>xml encoding </text:p>
          </table:table-cell>
          <table:table-cell office:value-type="string">
            <text:p><text:s/>xml-codering 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Y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yellow pages </text:p>
          </table:table-cell>
          <table:table-cell office:value-type="string">
            <text:p>Gouden Gids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yield </text:p>
          </table:table-cell>
          <table:table-cell office:value-type="string">
            <text:p>opleveren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Z </text:p>
          </table:table-cell>
          <table:table-cell office:value-type="string">
            <text:p>Vertaling</text:p>
          </table:table-cell>
          <table:table-cell table:number-columns-repeated="3"/>
        </table:table-row>
        <table:table-row table:style-name="ro1">
          <table:table-cell office:value-type="string">
            <text:p>kde</text:p>
          </table:table-cell>
          <table:table-cell office:value-type="string">
            <text:p>zero </text:p>
          </table:table-cell>
          <table:table-cell office:value-type="string">
            <text:p>met nultekens vullen[ww], nul[zn]</text:p>
          </table:table-cell>
          <table:table-cell table:number-columns-repeated="3"/>
        </table:table-row>
      </table:table>
      <table:database-ranges>
        <table:database-range table:target-range-address="Sheet1.A1:Sheet1.F133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5">15-03-2011</text:date>, <text:time>11:3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date>2011-03-15T11:33:08</dc:date>
    <dc:creator>Sander van den Akker</dc:creator>
    <meta:editing-duration>PT06H42M58S</meta:editing-duration>
    <meta:editing-cycles>17</meta:editing-cycles>
    <meta:document-statistic meta:table-count="1" meta:cell-count="4090" meta:object-count="0"/>
    <meta:user-defined meta:name="Info 1"/>
    <meta:user-defined meta:name="Info 2"/>
    <meta:user-defined meta:name="Info 3"/>
    <meta:user-defined meta:name="Info 4"/>
  </office:meta>
</office:document-meta>
</file>